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ourier New1" svg:font-family="'Courier New', monospace"/>
    <style:font-face style:name="Lohit Hindi1" svg:font-family="'Lohit Hindi'"/>
    <style:font-face style:name="Monaco" svg:font-family="Monaco, consolas, 'bitstream vera sans mono', 'courier new', Courier, monospace"/>
    <style:font-face style:name="OpenSymbol" svg:font-family="OpenSymbol"/>
    <style:font-face style:name="Segoe UI" svg:font-family="'Segoe UI', system-ui, 'Apple Color Emoji', 'Segoe UI Emoji', sans-serif"/>
    <style:font-face style:name="gudea" svg:font-family="gudea, Tahoma, Arial"/>
    <style:font-face style:name="inconsolata" svg:font-family="inconsolata, sans-serif"/>
    <style:font-face style:name="monospace" svg:font-family="monospace"/>
    <style:font-face style:name="source code pro" svg:font-family="'source code pro', consolas, 'bitstream vera sans mono', 'courier new', Courier, monospace"/>
    <style:font-face style:name="Monospace1" svg:font-family="Monospace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5c91dd" officeooo:paragraph-rsid="005c91dd"/>
    </style:style>
    <style:style style:name="P2" style:family="paragraph" style:parent-style-name="Text_20_body">
      <style:text-properties officeooo:rsid="006810b5" officeooo:paragraph-rsid="00608716"/>
    </style:style>
    <style:style style:name="P3" style:family="paragraph" style:parent-style-name="Text_20_body">
      <style:text-properties fo:font-style="italic" officeooo:rsid="00cc610f" officeooo:paragraph-rsid="00cc610f" style:font-style-asian="italic" style:font-style-complex="italic"/>
    </style:style>
    <style:style style:name="P4" style:family="paragraph" style:parent-style-name="Text_20_body">
      <style:text-properties fo:font-style="normal" fo:font-weight="normal" officeooo:rsid="00cd76d4" officeooo:paragraph-rsid="00cd76d4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officeooo:rsid="007dddbd" officeooo:paragraph-rsid="008b0c85"/>
    </style:style>
    <style:style style:name="P6" style:family="paragraph" style:parent-style-name="Text_20_body">
      <style:text-properties style:font-name="Times New Roman1" fo:font-size="12pt" fo:font-style="normal" fo:font-weight="normal" officeooo:rsid="00cd76d4" officeooo:paragraph-rsid="00d21738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text-properties style:font-name="Times New Roman1" fo:font-size="12pt" fo:font-style="normal" fo:font-weight="normal" officeooo:rsid="00d21738" officeooo:paragraph-rsid="00d21738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text-properties style:font-name="Times New Roman1" fo:font-size="12pt" fo:font-style="normal" fo:font-weight="normal" officeooo:rsid="00d21738" officeooo:paragraph-rsid="00d21738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P9" style:family="paragraph" style:parent-style-name="Text_20_body">
      <style:text-properties style:font-name="Times New Roman1" fo:font-size="12pt" fo:font-style="normal" fo:font-weight="normal" officeooo:rsid="00d240a6" officeooo:paragraph-rsid="00d240a6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P10" style:family="paragraph" style:parent-style-name="Text_20_body">
      <style:text-properties style:font-name="Times New Roman1" fo:font-size="12pt" fo:font-style="italic" fo:font-weight="normal" officeooo:rsid="00cd76d4" officeooo:paragraph-rsid="00d21738" style:font-name-asian="WenQuanYi Micro Hei" style:font-size-asian="12pt" style:font-style-asian="italic" style:font-weight-asian="normal" style:font-name-complex="Lohit Hindi" style:font-size-complex="12pt" style:font-style-complex="italic" style:font-weight-complex="normal"/>
    </style:style>
    <style:style style:name="P11" style:family="paragraph" style:parent-style-name="Text_20_body">
      <style:text-properties style:font-name="Times New Roman1" fo:font-size="12pt" fo:font-style="italic" fo:font-weight="normal" officeooo:rsid="00d21738" officeooo:paragraph-rsid="00d21738" style:font-name-asian="WenQuanYi Micro Hei" style:font-size-asian="12pt" style:font-style-asian="italic" style:font-weight-asian="normal" style:font-name-complex="Lohit Hindi" style:font-size-complex="12pt" style:font-style-complex="italic" style:font-weight-complex="normal"/>
    </style:style>
    <style:style style:name="P12" style:family="paragraph" style:parent-style-name="Text_20_body">
      <style:text-properties style:font-name="Times New Roman1" fo:font-size="12pt" fo:font-style="italic" fo:font-weight="normal" officeooo:rsid="00d240a6" officeooo:paragraph-rsid="00d240a6" style:font-name-asian="WenQuanYi Micro Hei" style:font-size-asian="12pt" style:font-style-asian="italic" style:font-weight-asian="normal" style:font-name-complex="Lohit Hindi" style:font-size-complex="12pt" style:font-style-complex="italic" style:font-weight-complex="normal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paragraph-rsid="00c982dc" style:font-weight-asian="bold" style:font-weight-complex="bold"/>
    </style:style>
    <style:style style:name="P14" style:family="paragraph" style:parent-style-name="Text_20_body">
      <style:text-properties style:font-name="Courier New" officeooo:paragraph-rsid="00c982dc"/>
    </style:style>
    <style:style style:name="P15" style:family="paragraph" style:parent-style-name="Text_20_body">
      <style:text-properties style:font-name="Courier New" officeooo:paragraph-rsid="00d4e481"/>
    </style:style>
    <style:style style:name="P16" style:family="paragraph" style:parent-style-name="Text_20_body">
      <style:text-properties officeooo:rsid="00a76619" officeooo:paragraph-rsid="00c982dc"/>
    </style:style>
    <style:style style:name="P17" style:family="paragraph" style:parent-style-name="Text_20_body">
      <style:text-properties officeooo:paragraph-rsid="00c982dc"/>
    </style:style>
    <style:style style:name="P18" style:family="paragraph" style:parent-style-name="Text_20_body">
      <style:text-properties officeooo:rsid="00cc610f" officeooo:paragraph-rsid="00cc610f"/>
    </style:style>
    <style:style style:name="P19" style:family="paragraph" style:parent-style-name="Text_20_body">
      <style:text-properties style:font-name="Times New Roman" fo:font-size="11.8999996185303pt" fo:font-style="normal" fo:font-weight="normal" officeooo:rsid="006810b5" officeooo:paragraph-rsid="00d21738" style:font-name-asian="WenQuanYi Micro Hei" style:font-size-asian="11.8999996185303pt" style:font-style-asian="normal" style:font-weight-asian="normal" style:font-name-complex="Lohit Hindi" style:font-size-complex="11.8999996185303pt" style:font-style-complex="normal" style:font-weight-complex="normal"/>
    </style:style>
    <style:style style:name="P20" style:family="paragraph" style:parent-style-name="Text_20_body">
      <style:text-properties officeooo:rsid="00d311f0" officeooo:paragraph-rsid="00d311f0"/>
    </style:style>
    <style:style style:name="P21" style:family="paragraph" style:parent-style-name="Text_20_body">
      <style:text-properties officeooo:rsid="00d311f0" officeooo:paragraph-rsid="00d4e481"/>
    </style:style>
    <style:style style:name="P22" style:family="paragraph" style:parent-style-name="Text_20_body">
      <style:text-properties officeooo:rsid="00d4e481" officeooo:paragraph-rsid="00d4e481"/>
    </style:style>
    <style:style style:name="P23" style:family="paragraph" style:parent-style-name="Standard">
      <style:text-properties officeooo:rsid="0002d88f" officeooo:paragraph-rsid="006f4cb2"/>
    </style:style>
    <style:style style:name="P24" style:family="paragraph" style:parent-style-name="Standard">
      <style:text-properties style:text-underline-style="solid" style:text-underline-width="auto" style:text-underline-color="font-color" officeooo:paragraph-rsid="006f4cb2"/>
    </style:style>
    <style:style style:name="P25" style:family="paragraph" style:parent-style-name="Standard">
      <style:text-properties officeooo:rsid="0015b9e3" officeooo:paragraph-rsid="0089b706"/>
    </style:style>
    <style:style style:name="P26" style:family="paragraph" style:parent-style-name="Standard">
      <style:text-properties officeooo:rsid="0015b9e3" officeooo:paragraph-rsid="008a61ff"/>
    </style:style>
    <style:style style:name="P27" style:family="paragraph" style:parent-style-name="Title">
      <style:paragraph-properties fo:text-align="center" style:justify-single-word="false"/>
      <style:text-properties fo:font-size="18pt" officeooo:paragraph-rsid="006f4cb2" style:font-size-asian="18pt" style:font-size-complex="18pt"/>
    </style:style>
    <style:style style:name="P28" style:family="paragraph" style:parent-style-name="Preformatted_20_Text">
      <style:text-properties fo:font-variant="normal" fo:text-transform="none" fo:color="#000000" style:font-name="Courier New" fo:font-size="12pt" fo:letter-spacing="normal" fo:font-style="normal" fo:font-weight="normal" officeooo:rsid="00a2819c" officeooo:paragraph-rsid="00c982dc" style:font-name-asian="Droid Sans Fallback1" style:font-size-asian="12pt" style:font-weight-asian="normal" style:font-name-complex="FreeSans" style:font-size-complex="12pt" style:font-weight-complex="normal"/>
    </style:style>
    <style:style style:name="P29" style:family="paragraph" style:parent-style-name="Preformatted_20_Text">
      <style:text-properties fo:font-variant="normal" fo:text-transform="none" fo:color="#000000" style:font-name="Courier New" fo:font-size="12pt" fo:letter-spacing="normal" fo:font-style="normal" fo:font-weight="normal" officeooo:rsid="00a5219a" officeooo:paragraph-rsid="00c982dc" style:font-name-asian="Droid Sans Fallback1" style:font-size-asian="12pt" style:font-weight-asian="normal" style:font-name-complex="FreeSans" style:font-size-complex="12pt" style:font-weight-complex="normal"/>
    </style:style>
    <style:style style:name="P30" style:family="paragraph" style:parent-style-name="Preformatted_20_Text">
      <style:text-properties fo:font-variant="normal" fo:text-transform="none" fo:color="#000000" style:font-name="Courier New" fo:font-size="12pt" fo:letter-spacing="normal" fo:font-style="normal" fo:font-weight="normal" officeooo:paragraph-rsid="00c982dc" style:font-size-asian="12pt" style:font-weight-asian="normal" style:font-size-complex="12pt" style:font-weight-complex="normal"/>
    </style:style>
    <style:style style:name="P31" style:family="paragraph" style:parent-style-name="Preformatted_20_Text">
      <style:text-properties fo:font-variant="normal" fo:text-transform="none" fo:color="#000000" style:font-name="Liberation Sans" fo:font-size="12pt" fo:letter-spacing="normal" fo:font-style="normal" fo:font-weight="normal" officeooo:rsid="00a2819c" officeooo:paragraph-rsid="00c982dc" style:font-name-asian="Droid Sans Fallback1" style:font-size-asian="12pt" style:font-weight-asian="normal" style:font-name-complex="FreeSans" style:font-size-complex="12pt" style:font-weight-complex="normal"/>
    </style:style>
    <style:style style:name="P32" style:family="paragraph" style:parent-style-name="Preformatted_20_Text">
      <style:text-properties fo:font-variant="normal" fo:text-transform="none" fo:color="#000000" style:font-name="Liberation Sans" fo:font-size="12pt" fo:letter-spacing="normal" fo:font-style="normal" fo:font-weight="normal" officeooo:rsid="00a5219a" officeooo:paragraph-rsid="00c982dc" style:font-name-asian="Droid Sans Fallback1" style:font-size-asian="12pt" style:font-weight-asian="normal" style:font-name-complex="FreeSans" style:font-size-complex="12pt" style:font-weight-complex="normal"/>
    </style:style>
    <style:style style:name="P33" style:family="paragraph" style:parent-style-name="Preformatted_20_Text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bold" officeooo:rsid="00a5219a" officeooo:paragraph-rsid="00c982dc" style:font-name-asian="Droid Sans Fallback1" style:font-size-asian="12pt" style:font-weight-asian="bold" style:font-name-complex="FreeSans" style:font-size-complex="12pt" style:font-weight-complex="bold"/>
    </style:style>
    <style:style style:name="P34" style:family="paragraph" style:parent-style-name="Text_20_body">
      <style:text-properties fo:font-size="12pt" fo:font-weight="normal" officeooo:rsid="00a5219a" officeooo:paragraph-rsid="00c982dc" style:font-size-asian="12pt" style:font-weight-asian="normal" style:font-size-complex="12pt" style:font-weight-complex="normal"/>
    </style:style>
    <style:style style:name="P35" style:family="paragraph" style:parent-style-name="Text_20_body">
      <style:text-properties fo:font-size="12pt" fo:font-weight="normal" officeooo:rsid="00a5219a" officeooo:paragraph-rsid="00d4e481" style:font-size-asian="12pt" style:font-weight-asian="normal" style:font-size-complex="12pt" style:font-weight-complex="normal"/>
    </style:style>
    <style:style style:name="P36" style:family="paragraph" style:parent-style-name="Text_20_body">
      <style:text-properties fo:font-size="12pt" fo:font-weight="normal" officeooo:rsid="00d311f0" officeooo:paragraph-rsid="00d4e481" style:font-size-asian="12pt" style:font-weight-asian="normal" style:font-size-complex="12pt" style:font-weight-complex="normal"/>
    </style:style>
    <style:style style:name="P37" style:family="paragraph" style:parent-style-name="Text_20_body" style:list-style-name="L2">
      <style:text-properties fo:font-size="12pt" fo:font-weight="normal" officeooo:rsid="00d4e481" officeooo:paragraph-rsid="00d4e481" style:font-size-asian="12pt" style:font-weight-asian="normal" style:font-size-complex="12pt" style:font-weight-complex="normal"/>
    </style:style>
    <style:style style:name="P38" style:family="paragraph" style:parent-style-name="Text_20_body" style:list-style-name="L2">
      <style:text-properties officeooo:rsid="00d4e481" officeooo:paragraph-rsid="00d4e481"/>
    </style:style>
    <style:style style:name="P39" style:family="paragraph" style:parent-style-name="Text_20_body">
      <style:text-properties fo:font-style="italic" fo:font-weight="normal" officeooo:rsid="00dd3f97" officeooo:paragraph-rsid="00dd3f97" style:font-style-asian="italic" style:font-weight-asian="normal" style:font-style-complex="italic" style:font-weight-complex="normal"/>
    </style:style>
    <style:style style:name="P40" style:family="paragraph" style:parent-style-name="Text_20_body">
      <style:text-properties fo:font-style="normal" fo:font-weight="normal" officeooo:rsid="00cd76d4" officeooo:paragraph-rsid="00cd76d4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fo:font-style="normal" fo:font-weight="normal" officeooo:rsid="00ce615c" officeooo:paragraph-rsid="00ce615c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fo:font-style="normal" fo:font-weight="normal" officeooo:rsid="00daa966" officeooo:paragraph-rsid="00daa966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fo:font-style="normal" fo:font-weight="normal" officeooo:rsid="00dd3f97" officeooo:paragraph-rsid="00dd3f97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fo:font-style="normal" fo:font-weight="normal" officeooo:rsid="00de7b2e" officeooo:paragraph-rsid="00de7b2e" style:font-style-asian="normal" style:font-weight-asian="normal" style:font-style-complex="normal" style:font-weight-complex="normal"/>
    </style:style>
    <style:style style:name="P45" style:family="paragraph" style:parent-style-name="Text_20_body" style:list-style-name="L3">
      <style:text-properties fo:font-style="normal" officeooo:paragraph-rsid="00e03516" style:font-style-asian="normal" style:font-style-complex="normal"/>
    </style:style>
    <style:style style:name="P46" style:family="paragraph" style:parent-style-name="Text_20_body" style:list-style-name="L3">
      <style:text-properties fo:font-style="normal" officeooo:rsid="00e03516" officeooo:paragraph-rsid="00e03516" style:font-style-asian="normal" style:font-style-complex="normal"/>
    </style:style>
    <style:style style:name="P47" style:family="paragraph" style:parent-style-name="Text_20_body" style:list-style-name="L15">
      <style:text-properties fo:font-style="normal" officeooo:rsid="00e03516" officeooo:paragraph-rsid="00e56bfd" style:font-style-asian="normal" style:font-style-complex="normal"/>
    </style:style>
    <style:style style:name="P48" style:family="paragraph" style:parent-style-name="Text_20_body">
      <style:text-properties fo:font-style="normal" officeooo:rsid="00e03516" officeooo:paragraph-rsid="00e56bfd" style:font-style-asian="normal" style:font-style-complex="normal"/>
    </style:style>
    <style:style style:name="P49" style:family="paragraph" style:parent-style-name="Text_20_body">
      <style:text-properties fo:font-style="normal" officeooo:rsid="00e03516" officeooo:paragraph-rsid="00e5cefd" style:font-style-asian="normal" style:font-style-complex="normal"/>
    </style:style>
    <style:style style:name="P50" style:family="paragraph" style:parent-style-name="Text_20_body">
      <style:text-properties fo:font-style="normal" officeooo:paragraph-rsid="00e03516" style:font-style-asian="normal" style:font-style-complex="normal"/>
    </style:style>
    <style:style style:name="P51" style:family="paragraph" style:parent-style-name="Text_20_body">
      <style:text-properties fo:font-style="normal" officeooo:rsid="00e12903" officeooo:paragraph-rsid="00e12903" style:font-style-asian="normal" style:font-style-complex="normal"/>
    </style:style>
    <style:style style:name="P52" style:family="paragraph" style:parent-style-name="Text_20_body">
      <style:text-properties fo:font-style="normal" officeooo:rsid="00e41927" officeooo:paragraph-rsid="00e41927" style:font-style-asian="normal" style:font-style-complex="normal"/>
    </style:style>
    <style:style style:name="P53" style:family="paragraph" style:parent-style-name="Text_20_body" style:list-style-name="L15">
      <style:text-properties fo:font-style="normal" officeooo:paragraph-rsid="00e56bfd" style:font-style-asian="normal" style:font-style-complex="normal"/>
    </style:style>
    <style:style style:name="P54" style:family="paragraph" style:parent-style-name="Text_20_body">
      <style:text-properties fo:font-style="normal" officeooo:rsid="00e5cefd" officeooo:paragraph-rsid="00e5cefd" style:font-style-asian="normal" style:font-style-complex="normal"/>
    </style:style>
    <style:style style:name="P55" style:family="paragraph" style:parent-style-name="Text_20_body">
      <style:text-properties fo:font-style="normal" style:text-underline-style="none" officeooo:rsid="007f7c16" officeooo:paragraph-rsid="00e5cefd" style:font-style-asian="normal" style:font-style-complex="normal"/>
    </style:style>
    <style:style style:name="P56" style:family="paragraph" style:parent-style-name="Text_20_body">
      <style:text-properties fo:font-style="normal" style:text-underline-style="none" officeooo:rsid="00e5cefd" officeooo:paragraph-rsid="00e5cefd" style:font-style-asian="normal" style:font-style-complex="normal"/>
    </style:style>
    <style:style style:name="P57" style:family="paragraph" style:parent-style-name="Text_20_body">
      <style:text-properties style:font-name="Courier New" officeooo:paragraph-rsid="00d4e481"/>
    </style:style>
    <style:style style:name="P58" style:family="paragraph" style:parent-style-name="Text_20_body">
      <style:text-properties style:font-name="Arial" fo:font-size="11.8999996185303pt" fo:font-style="italic" fo:font-weight="bold" officeooo:rsid="00cf3b2e" officeooo:paragraph-rsid="00705e42" style:font-name-asian="WenQuanYi Micro Hei" style:font-size-asian="11.8999996185303pt" style:font-style-asian="italic" style:font-weight-asian="bold" style:font-name-complex="Lohit Hindi" style:font-size-complex="11.8999996185303pt" style:font-style-complex="italic" style:font-weight-complex="bold"/>
    </style:style>
    <style:style style:name="P59" style:family="paragraph" style:parent-style-name="Text_20_body">
      <style:text-properties officeooo:rsid="00e03516" officeooo:paragraph-rsid="00e03516"/>
    </style:style>
    <style:style style:name="P60" style:family="paragraph" style:parent-style-name="Text_20_body" style:list-style-name="L13">
      <style:text-properties officeooo:rsid="00e03516" officeooo:paragraph-rsid="00e03516"/>
    </style:style>
    <style:style style:name="P61" style:family="paragraph" style:parent-style-name="Text_20_body" style:list-style-name="L13">
      <style:text-properties officeooo:rsid="00e03516" officeooo:paragraph-rsid="00e56bfd"/>
    </style:style>
    <style:style style:name="P62" style:family="paragraph" style:parent-style-name="Text_20_body">
      <style:text-properties officeooo:rsid="00e03516" officeooo:paragraph-rsid="00e0865e"/>
    </style:style>
    <style:style style:name="P63" style:family="paragraph" style:parent-style-name="Text_20_body">
      <style:text-properties officeooo:rsid="00e03516" officeooo:paragraph-rsid="00e56bfd"/>
    </style:style>
    <style:style style:name="P64" style:family="paragraph" style:parent-style-name="Text_20_body" style:list-style-name="L14">
      <style:text-properties officeooo:rsid="00e0865e" officeooo:paragraph-rsid="00e0865e"/>
    </style:style>
    <style:style style:name="P65" style:family="paragraph" style:parent-style-name="Text_20_body" style:list-style-name="L14">
      <style:text-properties style:font-name="Times New Roman1" fo:font-size="12pt" officeooo:rsid="00e12903" officeooo:paragraph-rsid="00e12903" fo:background-color="transparent" style:font-size-asian="12pt" style:font-size-complex="12pt"/>
    </style:style>
    <style:style style:name="P66" style:family="paragraph" style:parent-style-name="Text_20_body">
      <style:text-properties style:font-name="Times New Roman1" officeooo:rsid="00fc47ef" officeooo:paragraph-rsid="010051c5"/>
    </style:style>
    <style:style style:name="P67" style:family="paragraph" style:parent-style-name="Text_20_body">
      <style:text-properties style:font-name="Times New Roman1" fo:font-size="11.8000001907349pt" fo:font-weight="normal" officeooo:rsid="00fc47ef" officeooo:paragraph-rsid="01030653" style:font-size-asian="11.8000001907349pt" style:font-weight-asian="normal" style:font-size-complex="11.8000001907349pt" style:font-weight-complex="normal"/>
    </style:style>
    <style:style style:name="P68" style:family="paragraph" style:parent-style-name="Text_20_body">
      <style:text-properties style:font-name="Times New Roman1" fo:font-size="11.8000001907349pt" fo:font-weight="normal" officeooo:rsid="00fc47ef" officeooo:paragraph-rsid="01041c13" style:font-size-asian="11.8000001907349pt" style:font-weight-asian="normal" style:font-size-complex="11.8000001907349pt" style:font-weight-complex="normal"/>
    </style:style>
    <style:style style:name="P69" style:family="paragraph" style:parent-style-name="Text_20_body">
      <style:text-properties style:font-name="Times New Roman1" fo:font-size="11.8000001907349pt" fo:font-weight="normal" officeooo:rsid="01041c13" officeooo:paragraph-rsid="01041c13" style:font-size-asian="11.8000001907349pt" style:font-weight-asian="normal" style:font-size-complex="11.8000001907349pt" style:font-weight-complex="normal"/>
    </style:style>
    <style:style style:name="P70" style:family="paragraph" style:parent-style-name="Text_20_body">
      <style:text-properties style:font-name="Times New Roman1" fo:font-size="11.8000001907349pt" fo:font-weight="normal" officeooo:rsid="01081e95" officeooo:paragraph-rsid="01081e95" style:font-size-asian="11.8000001907349pt" style:font-weight-asian="normal" style:font-size-complex="11.8000001907349pt" style:font-weight-complex="normal"/>
    </style:style>
    <style:style style:name="P71" style:family="paragraph" style:parent-style-name="Text_20_body">
      <style:text-properties style:font-name="Times New Roman1" fo:font-weight="normal" officeooo:rsid="0106ea35" officeooo:paragraph-rsid="0106ea35" style:font-weight-asian="normal" style:font-weight-complex="normal"/>
    </style:style>
    <style:style style:name="P72" style:family="paragraph" style:parent-style-name="Text_20_body">
      <style:text-properties style:font-name="Times New Roman1" fo:font-weight="normal" officeooo:rsid="010be942" officeooo:paragraph-rsid="010be942" style:font-weight-asian="normal" style:font-weight-complex="normal"/>
    </style:style>
    <style:style style:name="P73" style:family="paragraph" style:parent-style-name="Text_20_body">
      <style:text-properties officeooo:rsid="005c91dd" officeooo:paragraph-rsid="0076eb9f"/>
    </style:style>
    <style:style style:name="P74" style:family="paragraph" style:parent-style-name="Text_20_body">
      <style:text-properties officeooo:rsid="00e2e35a" officeooo:paragraph-rsid="00e2e35a"/>
    </style:style>
    <style:style style:name="P75" style:family="paragraph" style:parent-style-name="Text_20_body" style:list-style-name="L16">
      <style:text-properties officeooo:paragraph-rsid="00e5cefd"/>
    </style:style>
    <style:style style:name="P76" style:family="paragraph" style:parent-style-name="Text_20_body" style:list-style-name="L16">
      <style:text-properties officeooo:rsid="00e5cefd" officeooo:paragraph-rsid="00e5cefd"/>
    </style:style>
    <style:style style:name="P77" style:family="paragraph" style:parent-style-name="Text_20_body">
      <style:text-properties officeooo:rsid="00e5cefd" officeooo:paragraph-rsid="00e5cefd"/>
    </style:style>
    <style:style style:name="P78" style:family="paragraph" style:parent-style-name="Text_20_body">
      <style:text-properties style:font-name="Courier New" officeooo:rsid="00e5cefd" officeooo:paragraph-rsid="00e5cefd"/>
    </style:style>
    <style:style style:name="P79" style:family="paragraph" style:parent-style-name="Text_20_body">
      <style:text-properties style:font-name="Courier New" fo:font-size="10pt" officeooo:rsid="00f5df4e" officeooo:paragraph-rsid="00fb61aa" style:font-size-asian="10pt" style:font-size-complex="10pt"/>
    </style:style>
    <style:style style:name="P80" style:family="paragraph" style:parent-style-name="Text_20_body">
      <style:text-properties style:font-name="Courier New" fo:font-size="10pt" officeooo:rsid="00f5df4e" officeooo:paragraph-rsid="00fba475" style:font-size-asian="10pt" style:font-size-complex="10pt"/>
    </style:style>
    <style:style style:name="P81" style:family="paragraph" style:parent-style-name="Text_20_body">
      <style:text-properties style:font-name="Courier New" fo:font-size="10pt" fo:font-weight="normal" officeooo:rsid="00f5df4e" officeooo:paragraph-rsid="01041c13" style:font-size-asian="10pt" style:font-weight-asian="normal" style:font-size-complex="10pt" style:font-weight-complex="normal"/>
    </style:style>
    <style:style style:name="P82" style:family="paragraph" style:parent-style-name="Text_20_body">
      <style:text-properties style:font-name="Courier New" officeooo:rsid="0106ea35" officeooo:paragraph-rsid="0106ea35"/>
    </style:style>
    <style:style style:name="P83" style:family="paragraph" style:parent-style-name="Text_20_body">
      <style:text-properties officeooo:paragraph-rsid="00e5cefd"/>
    </style:style>
    <style:style style:name="P84" style:family="paragraph" style:parent-style-name="Text_20_body">
      <style:text-properties style:text-underline-style="solid" style:text-underline-width="auto" style:text-underline-color="font-color" fo:font-weight="normal" officeooo:rsid="00fe27a7" officeooo:paragraph-rsid="00fe27a7" style:font-weight-asian="normal" style:font-weight-complex="normal"/>
    </style:style>
    <style:style style:name="P85" style:family="paragraph" style:parent-style-name="Text_20_body">
      <style:text-properties officeooo:rsid="00f5df4e" officeooo:paragraph-rsid="00f5df4e"/>
    </style:style>
    <style:style style:name="P86" style:family="paragraph" style:parent-style-name="Text_20_body">
      <style:text-properties officeooo:rsid="00f7b50d" officeooo:paragraph-rsid="00fb61aa"/>
    </style:style>
    <style:style style:name="P87" style:family="paragraph" style:parent-style-name="Text_20_body">
      <style:text-properties officeooo:rsid="00f7b50d" officeooo:paragraph-rsid="00fba475"/>
    </style:style>
    <style:style style:name="P88" style:family="paragraph" style:parent-style-name="Text_20_body" style:list-style-name="L8">
      <style:text-properties officeooo:rsid="00f846fc" officeooo:paragraph-rsid="00f846fc"/>
    </style:style>
    <style:style style:name="P89" style:family="paragraph" style:parent-style-name="Text_20_body">
      <style:text-properties officeooo:rsid="00f846fc" officeooo:paragraph-rsid="00f846fc"/>
    </style:style>
    <style:style style:name="P90" style:family="paragraph" style:parent-style-name="Text_20_body" style:list-style-name="L20">
      <style:text-properties officeooo:rsid="00f846fc" officeooo:paragraph-rsid="00f846fc"/>
    </style:style>
    <style:style style:name="P91" style:family="paragraph" style:parent-style-name="Text_20_body">
      <style:text-properties officeooo:rsid="00fb43c0" officeooo:paragraph-rsid="00fb43c0"/>
    </style:style>
    <style:style style:name="P92" style:family="paragraph" style:parent-style-name="Text_20_body" style:list-style-name="L21">
      <style:text-properties officeooo:rsid="00fb43c0" officeooo:paragraph-rsid="00fb43c0"/>
    </style:style>
    <style:style style:name="P93" style:family="paragraph" style:parent-style-name="Text_20_body">
      <style:text-properties officeooo:rsid="00fb61aa" officeooo:paragraph-rsid="00fb61aa"/>
    </style:style>
    <style:style style:name="P94" style:family="paragraph" style:parent-style-name="Text_20_body">
      <style:text-properties officeooo:rsid="00fba475" officeooo:paragraph-rsid="00fba475"/>
    </style:style>
    <style:style style:name="P95" style:family="paragraph" style:parent-style-name="Text_20_body">
      <style:text-properties officeooo:rsid="00fc47ef" officeooo:paragraph-rsid="00fc47ef"/>
    </style:style>
    <style:style style:name="P96" style:family="paragraph" style:parent-style-name="Text_20_body">
      <style:text-properties officeooo:rsid="00fe27a7" officeooo:paragraph-rsid="00fe27a7"/>
    </style:style>
    <style:style style:name="P97" style:family="paragraph" style:parent-style-name="Text_20_body">
      <style:text-properties fo:font-weight="normal" officeooo:rsid="010efc1d" officeooo:paragraph-rsid="010efc1d" style:font-weight-asian="normal" style:font-weight-complex="normal"/>
    </style:style>
    <style:style style:name="P98" style:family="paragraph" style:parent-style-name="Text_20_body">
      <style:text-properties officeooo:rsid="01030653" officeooo:paragraph-rsid="01030653"/>
    </style:style>
    <style:style style:name="P99" style:family="paragraph" style:parent-style-name="Text_20_body">
      <style:text-properties officeooo:paragraph-rsid="0106ea35"/>
    </style:style>
    <style:style style:name="P100" style:family="paragraph" style:parent-style-name="Text_20_body">
      <style:text-properties officeooo:rsid="0106ea35" officeooo:paragraph-rsid="0106ea35"/>
    </style:style>
    <style:style style:name="P101" style:family="paragraph" style:parent-style-name="Text_20_body">
      <style:text-properties officeooo:rsid="010714ca" officeooo:paragraph-rsid="010714ca"/>
    </style:style>
    <style:style style:name="P102" style:family="paragraph" style:parent-style-name="Text_20_body">
      <style:text-properties officeooo:paragraph-rsid="01081e95"/>
    </style:style>
    <style:style style:name="P103" style:family="paragraph" style:parent-style-name="Text_20_body">
      <style:paragraph-properties fo:margin-top="0cm" fo:margin-bottom="0.101cm" loext:contextual-spacing="false"/>
      <style:text-properties style:font-name="Courier New" fo:font-size="11.8000001907349pt" fo:font-weight="normal" officeooo:rsid="01081e95" officeooo:paragraph-rsid="01081e95" style:font-size-asian="11.8000001907349pt" style:font-weight-asian="normal" style:font-size-complex="11.8000001907349pt" style:font-weight-complex="normal"/>
    </style:style>
    <style:style style:name="P104" style:family="paragraph" style:parent-style-name="Text_20_body">
      <style:paragraph-properties fo:margin-top="0cm" fo:margin-bottom="0.101cm" loext:contextual-spacing="false"/>
      <style:text-properties style:font-name="Courier New" fo:font-size="11.8000001907349pt" fo:font-weight="normal" officeooo:rsid="01081e95" officeooo:paragraph-rsid="0109ee0f" style:font-size-asian="11.8000001907349pt" style:font-weight-asian="normal" style:font-size-complex="11.8000001907349pt" style:font-weight-complex="normal"/>
    </style:style>
    <style:style style:name="P105" style:family="paragraph" style:parent-style-name="Heading_20_4">
      <style:text-properties officeooo:rsid="007bf712" officeooo:paragraph-rsid="00fb43c0"/>
    </style:style>
    <style:style style:name="P106" style:family="paragraph" style:parent-style-name="Heading_20_4">
      <style:text-properties officeooo:rsid="007bf712" officeooo:paragraph-rsid="01030653"/>
    </style:style>
    <style:style style:name="P107" style:family="paragraph" style:parent-style-name="Heading_20_4">
      <style:text-properties officeooo:rsid="00e5cefd" officeooo:paragraph-rsid="00e5cefd"/>
    </style:style>
    <style:style style:name="P108" style:family="paragraph" style:parent-style-name="Heading_20_4">
      <style:text-properties style:font-name="Arial1" fo:font-size="11.8000001907349pt" officeooo:rsid="007bf712" officeooo:paragraph-rsid="00fea7fd" style:font-size-asian="11.8000001907349pt" style:font-size-complex="11.8000001907349pt"/>
    </style:style>
    <style:style style:name="P109" style:family="paragraph" style:parent-style-name="Heading_20_4">
      <style:text-properties style:font-name="Times New Roman1" fo:font-size="11.8000001907349pt" fo:font-weight="normal" officeooo:rsid="007bf712" officeooo:paragraph-rsid="010be942" style:font-size-asian="11.8000001907349pt" style:font-weight-asian="normal" style:font-size-complex="11.8000001907349pt" style:font-weight-complex="normal"/>
    </style:style>
    <style:style style:name="P110" style:family="paragraph" style:parent-style-name="Heading_20_4">
      <style:text-properties officeooo:paragraph-rsid="0106ea35"/>
    </style:style>
    <style:style style:name="P111" style:family="paragraph" style:parent-style-name="Heading_20_4">
      <style:paragraph-properties fo:margin-top="0.3cm" fo:margin-bottom="0cm" loext:contextual-spacing="false"/>
      <style:text-properties officeooo:rsid="007f7c16" officeooo:paragraph-rsid="0089b706"/>
    </style:style>
    <style:style style:name="P112" style:family="paragraph" style:parent-style-name="Heading_20_4">
      <style:paragraph-properties fo:margin-top="0.3cm" fo:margin-bottom="0cm" loext:contextual-spacing="false"/>
      <style:text-properties officeooo:rsid="00edee86" officeooo:paragraph-rsid="00f0df0d"/>
    </style:style>
    <style:style style:name="P113" style:family="paragraph" style:parent-style-name="Standard" style:list-style-name="L1">
      <style:text-properties officeooo:rsid="00071684" officeooo:paragraph-rsid="006f4cb2"/>
    </style:style>
    <style:style style:name="P114" style:family="paragraph" style:parent-style-name="Standard" style:list-style-name="L1">
      <style:text-properties officeooo:rsid="0046be32" officeooo:paragraph-rsid="006f4cb2"/>
    </style:style>
    <style:style style:name="P115" style:family="paragraph" style:parent-style-name="Standard" style:list-style-name="L1">
      <style:text-properties officeooo:rsid="006f4cb2" officeooo:paragraph-rsid="006f4cb2"/>
    </style:style>
    <style:style style:name="P116" style:family="paragraph" style:parent-style-name="Standard" style:list-style-name="L1">
      <style:text-properties officeooo:rsid="016b81c2" officeooo:paragraph-rsid="006f4cb2"/>
    </style:style>
    <style:style style:name="P117" style:family="paragraph" style:parent-style-name="Standard" style:list-style-name="L1">
      <style:text-properties officeooo:rsid="00ce615c" officeooo:paragraph-rsid="00ea8470"/>
    </style:style>
    <style:style style:name="P118" style:family="paragraph" style:parent-style-name="Standard" style:list-style-name="L1">
      <style:text-properties officeooo:rsid="017278c8" officeooo:paragraph-rsid="006f4cb2"/>
    </style:style>
    <style:style style:name="P119" style:family="paragraph" style:parent-style-name="Standard">
      <style:text-properties officeooo:paragraph-rsid="0080df97"/>
    </style:style>
    <style:style style:name="P120" style:family="paragraph" style:parent-style-name="Standard">
      <style:text-properties officeooo:rsid="0015b9e3" officeooo:paragraph-rsid="008a61ff"/>
    </style:style>
    <style:style style:name="P121" style:family="paragraph" style:parent-style-name="Standard">
      <style:text-properties officeooo:rsid="0015b9e3" officeooo:paragraph-rsid="010ef496"/>
    </style:style>
    <style:style style:name="P122" style:family="paragraph" style:parent-style-name="Standard">
      <style:text-properties officeooo:rsid="001f3ceb" officeooo:paragraph-rsid="00f32fd1"/>
    </style:style>
    <style:style style:name="P123" style:family="paragraph" style:parent-style-name="Standard">
      <style:text-properties officeooo:paragraph-rsid="00f32fd1"/>
    </style:style>
    <style:style style:name="P124" style:family="paragraph" style:parent-style-name="Standard" style:list-style-name="L19">
      <style:text-properties officeooo:paragraph-rsid="00f32fd1"/>
    </style:style>
    <style:style style:name="P125" style:family="paragraph" style:parent-style-name="Standard">
      <style:text-properties fo:font-weight="bold" officeooo:rsid="008e283b" officeooo:paragraph-rsid="008b0c85" style:font-weight-asian="bold" style:font-weight-complex="bold"/>
    </style:style>
    <style:style style:name="P126" style:family="paragraph" style:parent-style-name="Standard">
      <style:paragraph-properties fo:margin-top="0.3cm" fo:margin-bottom="0cm" loext:contextual-spacing="false"/>
      <style:text-properties officeooo:rsid="00ebfdf1" officeooo:paragraph-rsid="00ebfdf1"/>
    </style:style>
    <style:style style:name="P127" style:family="paragraph" style:parent-style-name="Standard">
      <style:paragraph-properties fo:margin-top="0.3cm" fo:margin-bottom="0cm" loext:contextual-spacing="false"/>
      <style:text-properties officeooo:rsid="00edee86" officeooo:paragraph-rsid="00edee86"/>
    </style:style>
    <style:style style:name="P128" style:family="paragraph" style:parent-style-name="Standard">
      <style:paragraph-properties fo:margin-top="0.3cm" fo:margin-bottom="0cm" loext:contextual-spacing="false"/>
      <style:text-properties style:font-name="Courier New" fo:font-size="10pt" officeooo:rsid="00edee86" officeooo:paragraph-rsid="00edee86"/>
    </style:style>
    <style:style style:name="P129" style:family="paragraph" style:parent-style-name="Standard">
      <style:paragraph-properties fo:margin-top="0.3cm" fo:margin-bottom="0cm" loext:contextual-spacing="false"/>
      <style:text-properties style:font-name="Courier New" fo:font-size="10pt" officeooo:rsid="00edee86" officeooo:paragraph-rsid="00ebfdf1"/>
    </style:style>
    <style:style style:name="P130" style:family="paragraph" style:parent-style-name="Standard">
      <style:paragraph-properties fo:margin-top="0.3cm" fo:margin-bottom="0cm" loext:contextual-spacing="false"/>
      <style:text-properties officeooo:rsid="00f0df0d" officeooo:paragraph-rsid="00f0df0d"/>
    </style:style>
    <style:style style:name="P131" style:family="paragraph" style:parent-style-name="Standard">
      <style:paragraph-properties fo:margin-top="0.3cm" fo:margin-bottom="0cm" loext:contextual-spacing="false"/>
      <style:text-properties officeooo:rsid="00f0df0d" officeooo:paragraph-rsid="00f2ada6"/>
    </style:style>
    <style:style style:name="P132" style:family="paragraph" style:parent-style-name="Standard" style:list-style-name="L17">
      <style:paragraph-properties fo:margin-top="0.3cm" fo:margin-bottom="0cm" loext:contextual-spacing="false"/>
      <style:text-properties officeooo:paragraph-rsid="00f2ada6"/>
    </style:style>
    <style:style style:name="P133" style:family="paragraph" style:parent-style-name="Standard" style:list-style-name="L17">
      <style:paragraph-properties fo:margin-top="0.3cm" fo:margin-bottom="0cm" loext:contextual-spacing="false"/>
      <style:text-properties officeooo:paragraph-rsid="00f0df0d"/>
    </style:style>
    <style:style style:name="P134" style:family="paragraph" style:parent-style-name="Standard">
      <style:paragraph-properties fo:margin-top="0cm" fo:margin-bottom="0cm" loext:contextual-spacing="false"/>
      <style:text-properties officeooo:rsid="00f0df0d" officeooo:paragraph-rsid="00f0df0d"/>
    </style:style>
    <style:style style:name="P135" style:family="paragraph" style:parent-style-name="Standard">
      <style:paragraph-properties fo:margin-top="0cm" fo:margin-bottom="0cm" loext:contextual-spacing="false"/>
      <style:text-properties style:font-name="Courier New" fo:font-size="10pt" officeooo:rsid="00f0df0d" officeooo:paragraph-rsid="00f0df0d"/>
    </style:style>
    <style:style style:name="P136" style:family="paragraph" style:parent-style-name="Heading_20_1">
      <style:text-properties fo:font-size="12pt" fo:font-weight="normal" officeooo:rsid="00a5219a" officeooo:paragraph-rsid="00c982dc" style:font-size-asian="12pt" style:font-weight-asian="normal" style:font-size-complex="12pt" style:font-weight-complex="normal"/>
    </style:style>
    <style:style style:name="P137" style:family="paragraph" style:parent-style-name="Heading_20_1">
      <style:text-properties fo:color="#000000" style:font-name="Liberation Sans" fo:font-size="12pt" fo:font-weight="normal" officeooo:rsid="00a5219a" officeooo:paragraph-rsid="00c982dc" style:font-name-asian="Droid Sans Fallback1" style:font-size-asian="12pt" style:font-weight-asian="normal" style:font-name-complex="FreeSans" style:font-size-complex="12pt" style:font-weight-complex="normal"/>
    </style:style>
    <style:style style:name="P138" style:family="paragraph" style:parent-style-name="Heading_20_1" style:list-style-name="">
      <style:text-properties officeooo:paragraph-rsid="0076eb9f"/>
    </style:style>
    <style:style style:name="P139" style:family="paragraph" style:parent-style-name="Heading_20_1" style:list-style-name="">
      <style:text-properties officeooo:rsid="001e5a7e" officeooo:paragraph-rsid="008a61ff"/>
    </style:style>
    <style:style style:name="P140" style:family="paragraph" style:parent-style-name="Heading_20_1">
      <style:text-properties officeooo:paragraph-rsid="008b0c85"/>
    </style:style>
    <style:style style:name="P141" style:family="paragraph" style:parent-style-name="Heading_20_1">
      <style:text-properties style:font-name="Arial" fo:font-size="16.1000003814697pt" fo:font-weight="bold" officeooo:rsid="00f469e8" officeooo:paragraph-rsid="01030653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P142" style:family="paragraph" style:parent-style-name="Heading_20_1">
      <style:paragraph-properties fo:break-before="page"/>
      <style:text-properties officeooo:paragraph-rsid="0076eb9f"/>
    </style:style>
    <style:style style:name="P143" style:family="paragraph" style:parent-style-name="Heading_20_1">
      <style:paragraph-properties fo:break-before="page"/>
      <style:text-properties officeooo:paragraph-rsid="0080df97"/>
    </style:style>
    <style:style style:name="P144" style:family="paragraph" style:parent-style-name="Heading_20_1">
      <style:paragraph-properties fo:break-before="page"/>
      <style:text-properties officeooo:paragraph-rsid="0089b706"/>
    </style:style>
    <style:style style:name="P145" style:family="paragraph" style:parent-style-name="Heading_20_1">
      <style:paragraph-properties fo:break-before="page"/>
      <style:text-properties officeooo:rsid="001e5a7e" officeooo:paragraph-rsid="008a61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cc610f" style:font-style-asian="italic" style:font-style-complex="italic"/>
    </style:style>
    <style:style style:name="T3" style:family="text">
      <style:text-properties fo:font-style="italic" officeooo:rsid="00e03516" style:font-style-asian="italic" style:font-style-complex="italic"/>
    </style:style>
    <style:style style:name="T4" style:family="text">
      <style:text-properties fo:font-style="italic" officeooo:rsid="00e2d819" style:font-style-asian="italic" style:font-style-complex="italic"/>
    </style:style>
    <style:style style:name="T5" style:family="text">
      <style:text-properties fo:font-style="italic" officeooo:rsid="00e56bfd" style:font-style-asian="italic" style:font-style-complex="italic"/>
    </style:style>
    <style:style style:name="T6" style:family="text">
      <style:text-properties fo:font-style="italic" officeooo:rsid="00e5cefd" style:font-style-asian="italic" style:font-style-complex="italic"/>
    </style:style>
    <style:style style:name="T7" style:family="text">
      <style:text-properties fo:font-style="italic" officeooo:rsid="00ea8470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ce615c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dc987b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e03516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e56bf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f2b526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fe27a7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fea7f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style:font-name-asian="WenQuanYi Micro Hei" style:font-style-asian="italic" style:font-weight-asian="bold" style:font-name-complex="Lohit Hindi" style:font-style-complex="italic" style:font-weight-complex="bold"/>
    </style:style>
    <style:style style:name="T17" style:family="text">
      <style:text-properties fo:font-style="italic" fo:font-weight="bold" officeooo:rsid="00d21738" style:font-name-asian="WenQuanYi Micro Hei" style:font-style-asian="italic" style:font-weight-asian="bold" style:font-name-complex="Lohit Hindi" style:font-style-complex="italic" style:font-weight-complex="bold"/>
    </style:style>
    <style:style style:name="T18" style:family="text">
      <style:text-properties fo:font-style="italic" style:font-name-asian="WenQuanYi Micro Hei" style:font-style-asian="italic" style:font-name-complex="Lohit Hindi" style:font-style-complex="italic"/>
    </style:style>
    <style:style style:name="T19" style:family="text">
      <style:text-properties fo:color="#000000"/>
    </style:style>
    <style:style style:name="T20" style:family="text">
      <style:text-properties fo:color="#000000" style:font-name="Times New Roman1" fo:font-size="12pt" fo:background-color="transparent" loext:char-shading-value="0" style:font-size-asian="12pt" style:font-size-complex="12pt"/>
    </style:style>
    <style:style style:name="T21" style:family="text">
      <style:text-properties fo:color="#000000" style:font-name="Times New Roman1" fo:font-size="12pt" fo:font-style="italic" fo:background-color="transparent" loext:char-shading-value="0" style:font-size-asian="12pt" style:font-style-asian="italic" style:font-size-complex="12pt" style:font-style-complex="italic"/>
    </style:style>
    <style:style style:name="T22" style:family="text">
      <style:text-properties fo:color="#000000" fo:font-style="italic" style:font-style-asian="italic" style:font-style-complex="italic"/>
    </style:style>
    <style:style style:name="T23" style:family="text">
      <style:text-properties officeooo:rsid="014f7f11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font-name="Times New Roman1" fo:font-size="12pt" fo:font-weight="normal" style:font-name-asian="WenQuanYi Micro Hei" style:font-size-asian="12pt" style:font-weight-asian="normal" style:font-name-complex="Lohit Hindi" style:font-size-complex="12pt" style:font-weight-complex="normal"/>
    </style:style>
    <style:style style:name="T26" style:family="text">
      <style:text-properties style:font-name="Times New Roman1" fo:font-size="12pt" fo:font-weight="normal" officeooo:rsid="00e5cefd" style:font-name-asian="WenQuanYi Micro Hei" style:font-size-asian="12pt" style:font-weight-asian="normal" style:font-name-complex="Lohit Hindi" style:font-size-complex="12pt" style:font-weight-complex="normal"/>
    </style:style>
    <style:style style:name="T27" style:family="text">
      <style:text-properties style:font-name="Times New Roman1" fo:font-size="12pt" fo:font-weight="normal" officeooo:rsid="00e7c813" style:font-name-asian="WenQuanYi Micro Hei" style:font-size-asian="12pt" style:font-weight-asian="normal" style:font-name-complex="Lohit Hindi" style:font-size-complex="12pt" style:font-weight-complex="normal"/>
    </style:style>
    <style:style style:name="T28" style:family="text">
      <style:text-properties style:font-name="Times New Roman1" fo:font-size="12pt" style:text-underline-style="solid" style:text-underline-width="auto" style:text-underline-color="font-color" fo:font-weight="normal" style:font-name-asian="WenQuanYi Micro Hei" style:font-size-asian="12pt" style:font-weight-asian="normal" style:font-name-complex="Lohit Hindi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35ebb4" fo:background-color="#ffffff" loext:char-shading-value="0" style:font-name-asian="Droid Sans Fallback1" style:font-size-asian="12pt" style:font-style-asian="italic" style:font-weight-asian="normal" style:font-name-complex="FreeSans" style:font-size-complex="12pt" style:font-style-complex="italic" style:font-weight-complex="normal" loext:padding="0cm" loext:border="none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f32fd1" fo:background-color="#ffffff" loext:char-shading-value="0" style:font-name-asian="Droid Sans Fallback1" style:font-size-asian="12pt" style:font-style-asian="normal" style:font-weight-asian="normal" style:font-name-complex="FreeSans" style:font-size-complex="12pt" style:font-style-complex="normal" style:font-weight-complex="normal" loext:padding="0cm" loext:border="none"/>
    </style:style>
    <style:style style:name="T31" style:family="text">
      <style:text-properties fo:font-variant="normal" fo:text-transform="none" fo:color="#000000" style:font-name="Liberation Serif" fo:font-size="12pt" fo:letter-spacing="normal" fo:font-style="normal" fo:font-weight="normal" officeooo:rsid="010ef496" fo:background-color="#ffffff" loext:char-shading-value="0" style:font-name-asian="Droid Sans Fallback1" style:font-size-asian="12pt" style:font-style-asian="normal" style:font-weight-asian="normal" style:font-name-complex="FreeSans" style:font-size-complex="12pt" style:font-style-complex="normal" style:font-weight-complex="normal" loext:padding="0cm" loext:border="none"/>
    </style:style>
    <style:style style:name="T32" style:family="text">
      <style:text-properties fo:font-variant="normal" fo:text-transform="none" fo:color="#000000" style:font-name="Liberation Serif" fo:font-size="12pt" fo:letter-spacing="normal" fo:font-style="italic" fo:font-weight="normal" officeooo:rsid="00f32fd1" fo:background-color="#ffffff" loext:char-shading-value="0" style:font-name-asian="Droid Sans Fallback1" style:font-size-asian="12pt" style:font-style-asian="italic" style:font-weight-asian="normal" style:font-name-complex="FreeSans" style:font-size-complex="12pt" style:font-style-complex="italic" style:font-weight-complex="normal" loext:padding="0cm" loext:border="none"/>
    </style:style>
    <style:style style:name="T33" style:family="text">
      <style:text-properties fo:font-variant="normal" fo:text-transform="none" fo:color="#000000" style:text-line-through-style="none" style:text-line-through-type="none" style:font-name="inconsolata" fo:font-size="10pt" fo:letter-spacing="normal" fo:font-style="normal" style:text-underline-style="none" fo:font-weight="normal" officeooo:rsid="01081e95" style:text-blinking="false" style:font-size-asian="10pt" style:font-size-complex="10pt" loext:padding="0cm" loext:border="none"/>
    </style:style>
    <style:style style:name="T34" style:family="text">
      <style:text-properties officeooo:rsid="0080df97"/>
    </style:style>
    <style:style style:name="T35" style:family="text">
      <style:text-properties officeooo:rsid="0089b706"/>
    </style:style>
    <style:style style:name="T36" style:family="text">
      <style:text-properties officeooo:rsid="008a61ff"/>
    </style:style>
    <style:style style:name="T37" style:family="text">
      <style:text-properties officeooo:rsid="008b0c85"/>
    </style:style>
    <style:style style:name="T38" style:family="text">
      <style:text-properties fo:font-size="12pt" fo:font-weight="normal" style:font-size-asian="12pt" style:font-weight-asian="normal" style:font-size-complex="12pt" style:font-weight-complex="normal"/>
    </style:style>
    <style:style style:name="T39" style:family="text">
      <style:text-properties fo:font-size="12pt" fo:font-weight="normal" officeooo:rsid="00a5219a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0d4e481" style:font-size-asian="12pt" style:font-weight-asian="normal" style:font-size-complex="12pt" style:font-weight-complex="normal"/>
    </style:style>
    <style:style style:name="T41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fo:font-size="12pt" fo:font-style="italic" fo:font-weight="normal" officeooo:rsid="00a5219a" style:font-size-asian="12pt" style:font-style-asian="italic" style:font-weight-asian="normal" style:font-size-complex="12pt" style:font-style-complex="italic" style:font-weight-complex="normal"/>
    </style:style>
    <style:style style:name="T43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4" style:family="text">
      <style:text-properties fo:font-size="12pt" fo:font-style="italic" fo:font-weight="bold" officeooo:rsid="00d4e481" style:font-size-asian="12pt" style:font-style-asian="italic" style:font-weight-asian="bold" style:font-size-complex="12pt" style:font-style-complex="italic" style:font-weight-complex="bold"/>
    </style:style>
    <style:style style:name="T45" style:family="text">
      <style:text-properties fo:font-size="12pt" fo:font-style="italic" fo:font-weight="bold" officeooo:rsid="00a5219a" style:font-size-asian="12pt" style:font-style-asian="italic" style:font-weight-asian="bold" style:font-size-complex="12pt" style:font-style-complex="italic" style:font-weight-complex="bold"/>
    </style:style>
    <style:style style:name="T4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officeooo:rsid="00c7c8d0"/>
    </style:style>
    <style:style style:name="T48" style:family="text">
      <style:text-properties officeooo:rsid="00a5219a"/>
    </style:style>
    <style:style style:name="T49" style:family="text">
      <style:text-properties officeooo:rsid="00cb0171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fo:font-style="normal" officeooo:rsid="00cc610f" style:font-style-asian="normal" style:font-style-complex="normal"/>
    </style:style>
    <style:style style:name="T52" style:family="text">
      <style:text-properties fo:font-style="normal" officeooo:rsid="00e5cefd" style:font-style-asian="normal" style:font-style-complex="normal"/>
    </style:style>
    <style:style style:name="T53" style:family="text">
      <style:text-properties fo:font-style="normal" officeooo:rsid="00e7c813" style:font-style-asian="normal" style:font-style-complex="normal"/>
    </style:style>
    <style:style style:name="T54" style:family="text">
      <style:text-properties officeooo:rsid="00ce615c"/>
    </style:style>
    <style:style style:name="T55" style:family="text">
      <style:text-properties officeooo:rsid="00ce791a"/>
    </style:style>
    <style:style style:name="T56" style:family="text">
      <style:text-properties style:font-name-asian="WenQuanYi Micro Hei" style:font-name-complex="Lohit Hindi"/>
    </style:style>
    <style:style style:name="T57" style:family="text">
      <style:text-properties officeooo:rsid="00d21738" style:font-name-asian="WenQuanYi Micro Hei" style:font-name-complex="Lohit Hindi"/>
    </style:style>
    <style:style style:name="T58" style:family="text">
      <style:text-properties officeooo:rsid="00d240a6" style:font-name-asian="WenQuanYi Micro Hei" style:font-name-complex="Lohit Hindi"/>
    </style:style>
    <style:style style:name="T59" style:family="text">
      <style:text-properties officeooo:rsid="0105c941" style:font-name-asian="WenQuanYi Micro Hei" style:font-name-complex="Lohit Hindi"/>
    </style:style>
    <style:style style:name="T60" style:family="text">
      <style:text-properties officeooo:rsid="00d311f0"/>
    </style:style>
    <style:style style:name="T61" style:family="text">
      <style:text-properties officeooo:rsid="00d4e481"/>
    </style:style>
    <style:style style:name="T62" style:family="text">
      <style:text-properties officeooo:rsid="00d84c6f"/>
    </style:style>
    <style:style style:name="T63" style:family="text">
      <style:text-properties officeooo:rsid="00d9af45"/>
    </style:style>
    <style:style style:name="T64" style:family="text">
      <style:text-properties officeooo:rsid="00dc987b"/>
    </style:style>
    <style:style style:name="T65" style:family="text">
      <style:text-properties officeooo:rsid="00dd3f97"/>
    </style:style>
    <style:style style:name="T66" style:family="text">
      <style:text-properties officeooo:rsid="00e03516"/>
    </style:style>
    <style:style style:name="T67" style:family="text">
      <style:text-properties officeooo:rsid="00e0865e"/>
    </style:style>
    <style:style style:name="T68" style:family="text">
      <style:text-properties style:font-name="Times New Roman1" fo:font-size="11.8000001907349pt" fo:font-weight="bold" officeooo:rsid="00fc47ef" style:font-name-asian="WenQuanYi Micro Hei" style:font-size-asian="11.8000001907349pt" style:font-weight-asian="bold" style:font-name-complex="Lohit Hindi" style:font-size-complex="11.8000001907349pt" style:font-weight-complex="bold"/>
    </style:style>
    <style:style style:name="T69" style:family="text">
      <style:text-properties style:font-name="Times New Roman1" fo:font-size="11.8000001907349pt" fo:font-weight="normal" style:font-name-asian="WenQuanYi Micro Hei" style:font-size-asian="11.8000001907349pt" style:font-weight-asian="normal" style:font-name-complex="Lohit Hindi" style:font-size-complex="11.8000001907349pt" style:font-weight-complex="normal"/>
    </style:style>
    <style:style style:name="T70" style:family="text">
      <style:text-properties style:font-name="Times New Roman1" fo:font-size="11.8000001907349pt" fo:font-weight="normal" officeooo:rsid="00fc47ef" style:font-name-asian="WenQuanYi Micro Hei" style:font-size-asian="11.8000001907349pt" style:font-weight-asian="normal" style:font-name-complex="Lohit Hindi" style:font-size-complex="11.8000001907349pt" style:font-weight-complex="normal"/>
    </style:style>
    <style:style style:name="T71" style:family="text">
      <style:text-properties style:font-name="Times New Roman1" fo:font-size="11.8000001907349pt" fo:font-weight="normal" officeooo:rsid="010ef496" style:font-name-asian="WenQuanYi Micro Hei" style:font-size-asian="11.8000001907349pt" style:font-weight-asian="normal" style:font-name-complex="Lohit Hindi" style:font-size-complex="11.8000001907349pt" style:font-weight-complex="normal"/>
    </style:style>
    <style:style style:name="T72" style:family="text">
      <style:text-properties style:font-name="Times New Roman1" fo:font-size="11.8000001907349pt" style:font-name-asian="WenQuanYi Micro Hei" style:font-size-asian="11.8000001907349pt" style:font-name-complex="Lohit Hindi" style:font-size-complex="11.8000001907349pt"/>
    </style:style>
    <style:style style:name="T73" style:family="text">
      <style:text-properties style:font-name="Times New Roman1" fo:font-size="11.8000001907349pt" officeooo:rsid="010be942" style:font-name-asian="WenQuanYi Micro Hei" style:font-size-asian="11.8000001907349pt" style:font-name-complex="Lohit Hindi" style:font-size-complex="11.8000001907349pt"/>
    </style:style>
    <style:style style:name="T74" style:family="text">
      <style:text-properties style:font-name="Times New Roman1" fo:font-size="11.8000001907349pt" fo:font-style="italic" style:font-name-asian="WenQuanYi Micro Hei" style:font-size-asian="11.8000001907349pt" style:font-style-asian="italic" style:font-name-complex="Lohit Hindi" style:font-size-complex="11.8000001907349pt" style:font-style-complex="italic"/>
    </style:style>
    <style:style style:name="T75" style:family="text">
      <style:text-properties style:font-name="Times New Roman1" fo:font-size="11.8000001907349pt" fo:font-style="italic" officeooo:rsid="010be942" style:font-name-asian="WenQuanYi Micro Hei" style:font-size-asian="11.8000001907349pt" style:font-style-asian="italic" style:font-name-complex="Lohit Hindi" style:font-size-complex="11.8000001907349pt" style:font-style-complex="italic"/>
    </style:style>
    <style:style style:name="T76" style:family="text">
      <style:text-properties style:font-name="Times New Roman1" fo:font-size="11.8000001907349pt" fo:font-style="italic" fo:font-weight="bold" style:font-name-asian="WenQuanYi Micro Hei" style:font-size-asian="11.8000001907349pt" style:font-style-asian="italic" style:font-weight-asian="bold" style:font-name-complex="Lohit Hindi" style:font-size-complex="11.8000001907349pt" style:font-style-complex="italic" style:font-weight-complex="bold"/>
    </style:style>
    <style:style style:name="T77" style:family="text">
      <style:text-properties style:font-name="Times New Roman1" fo:font-size="11.8000001907349pt" fo:font-style="italic" fo:font-weight="bold" officeooo:rsid="010be942" style:font-name-asian="WenQuanYi Micro Hei" style:font-size-asian="11.8000001907349pt" style:font-style-asian="italic" style:font-weight-asian="bold" style:font-name-complex="Lohit Hindi" style:font-size-complex="11.8000001907349pt" style:font-style-complex="italic" style:font-weight-complex="bold"/>
    </style:style>
    <style:style style:name="T78" style:family="text">
      <style:text-properties officeooo:rsid="00e41927"/>
    </style:style>
    <style:style style:name="T79" style:family="text">
      <style:text-properties officeooo:rsid="00e56bfd"/>
    </style:style>
    <style:style style:name="T80" style:family="text">
      <style:text-properties officeooo:rsid="00e5cefd"/>
    </style:style>
    <style:style style:name="T81" style:family="text">
      <style:text-properties style:text-underline-style="solid" style:text-underline-width="auto" style:text-underline-color="font-color"/>
    </style:style>
    <style:style style:name="T82" style:family="text">
      <style:text-properties officeooo:rsid="00ea8470"/>
    </style:style>
    <style:style style:name="T83" style:family="text">
      <style:text-properties officeooo:rsid="00ef6188"/>
    </style:style>
    <style:style style:name="T84" style:family="text">
      <style:text-properties style:font-name="Courier New"/>
    </style:style>
    <style:style style:name="T85" style:family="text">
      <style:text-properties style:font-name="Courier New" fo:font-size="10pt"/>
    </style:style>
    <style:style style:name="T86" style:family="text">
      <style:text-properties style:font-name="Courier New" fo:font-size="10pt" officeooo:rsid="00f5df4e" style:font-size-asian="10pt" style:font-size-complex="10pt"/>
    </style:style>
    <style:style style:name="T87" style:family="text">
      <style:text-properties style:font-name="Courier New" fo:font-size="10pt" officeooo:rsid="0102167f" style:font-size-asian="10pt" style:font-size-complex="10pt"/>
    </style:style>
    <style:style style:name="T88" style:family="text">
      <style:text-properties officeooo:rsid="00f0df0d"/>
    </style:style>
    <style:style style:name="T89" style:family="text">
      <style:text-properties officeooo:rsid="00f2ada6"/>
    </style:style>
    <style:style style:name="T90" style:family="text">
      <style:text-properties officeooo:rsid="00f2b526"/>
    </style:style>
    <style:style style:name="T91" style:family="text">
      <style:text-properties officeooo:rsid="00f469e8"/>
    </style:style>
    <style:style style:name="T92" style:family="text">
      <style:text-properties officeooo:rsid="00f9d526"/>
    </style:style>
    <style:style style:name="T93" style:family="text">
      <style:text-properties officeooo:rsid="00fb43c0"/>
    </style:style>
    <style:style style:name="T94" style:family="text">
      <style:text-properties officeooo:rsid="00fb61aa"/>
    </style:style>
    <style:style style:name="T95" style:family="text">
      <style:text-properties officeooo:rsid="00fe27a7"/>
    </style:style>
    <style:style style:name="T96" style:family="text">
      <style:text-properties officeooo:rsid="00fea7fd"/>
    </style:style>
    <style:style style:name="T97" style:family="text">
      <style:text-properties officeooo:rsid="0102167f"/>
    </style:style>
    <style:style style:name="T98" style:family="text">
      <style:text-properties fo:font-size="11.8000001907349pt" style:font-size-asian="11.8000001907349pt" style:font-size-complex="11.8000001907349pt"/>
    </style:style>
    <style:style style:name="T99" style:family="text">
      <style:text-properties fo:font-size="11.8000001907349pt" style:font-name-asian="WenQuanYi Micro Hei" style:font-size-asian="11.8000001907349pt" style:font-name-complex="Lohit Hindi" style:font-size-complex="11.8000001907349pt"/>
    </style:style>
    <style:style style:name="T100" style:family="text">
      <style:text-properties fo:font-size="11.8000001907349pt" officeooo:rsid="0108ed7b" style:font-name-asian="WenQuanYi Micro Hei" style:font-size-asian="11.8000001907349pt" style:font-name-complex="Lohit Hindi" style:font-size-complex="11.8000001907349pt"/>
    </style:style>
    <style:style style:name="T101" style:family="text">
      <style:text-properties fo:font-size="11.8000001907349pt" fo:font-style="italic" style:font-name-asian="WenQuanYi Micro Hei" style:font-size-asian="11.8000001907349pt" style:font-style-asian="italic" style:font-name-complex="Lohit Hindi" style:font-size-complex="11.8000001907349pt" style:font-style-complex="italic"/>
    </style:style>
    <style:style style:name="T102" style:family="text">
      <style:text-properties fo:font-size="11.8000001907349pt" fo:font-style="italic" officeooo:rsid="0108ed7b" style:font-name-asian="WenQuanYi Micro Hei" style:font-size-asian="11.8000001907349pt" style:font-style-asian="italic" style:font-name-complex="Lohit Hindi" style:font-size-complex="11.8000001907349pt" style:font-style-complex="italic"/>
    </style:style>
    <style:style style:name="T103" style:family="text">
      <style:text-properties fo:font-size="11.8000001907349pt" fo:font-style="italic" fo:font-weight="bold" style:font-name-asian="WenQuanYi Micro Hei" style:font-size-asian="11.8000001907349pt" style:font-style-asian="italic" style:font-weight-asian="bold" style:font-name-complex="Lohit Hindi" style:font-size-complex="11.8000001907349pt" style:font-style-complex="italic" style:font-weight-complex="bold"/>
    </style:style>
    <style:style style:name="T104" style:family="text">
      <style:text-properties fo:font-size="11.8000001907349pt" fo:font-style="italic" fo:font-weight="bold" officeooo:rsid="0108ed7b" style:font-name-asian="WenQuanYi Micro Hei" style:font-size-asian="11.8000001907349pt" style:font-style-asian="italic" style:font-weight-asian="bold" style:font-name-complex="Lohit Hindi" style:font-size-complex="11.8000001907349pt" style:font-style-complex="italic" style:font-weight-complex="bold"/>
    </style:style>
    <style:style style:name="T105" style:family="text">
      <style:text-properties style:font-name="Arial" fo:font-size="11.8000001907349pt" fo:font-weight="bold" style:font-name-asian="WenQuanYi Micro Hei" style:font-size-asian="11.8000001907349pt" style:font-weight-asian="bold" style:font-name-complex="Lohit Hindi" style:font-size-complex="11.8000001907349pt" style:font-weight-complex="bold"/>
    </style:style>
    <style:style style:name="T106" style:family="text">
      <style:text-properties style:font-name="Arial" fo:font-size="11.8000001907349pt" fo:font-weight="bold" officeooo:rsid="01030653" style:font-name-asian="WenQuanYi Micro Hei" style:font-size-asian="11.8000001907349pt" style:font-weight-asian="bold" style:font-name-complex="Lohit Hindi" style:font-size-complex="11.8000001907349pt" style:font-weight-complex="bold"/>
    </style:style>
    <style:style style:name="T107" style:family="text">
      <style:text-properties style:font-name="Arial" fo:font-size="11.8000001907349pt" fo:font-weight="bold" officeooo:rsid="0106ea35" style:font-name-asian="WenQuanYi Micro Hei" style:font-size-asian="11.8000001907349pt" style:font-weight-asian="bold" style:font-name-complex="Lohit Hindi" style:font-size-complex="11.8000001907349pt" style:font-weight-complex="bold"/>
    </style:style>
    <style:style style:name="T108" style:family="text">
      <style:text-properties style:font-name="Arial" fo:font-size="11.8000001907349pt" fo:font-weight="bold" officeooo:rsid="01101f2b" style:font-name-asian="WenQuanYi Micro Hei" style:font-size-asian="11.8000001907349pt" style:font-weight-asian="bold" style:font-name-complex="Lohit Hindi" style:font-size-complex="11.8000001907349pt" style:font-weight-complex="bold"/>
    </style:style>
    <style:style style:name="T109" style:family="text">
      <style:text-properties style:font-name="Arial" fo:font-size="11.8000001907349pt" fo:font-weight="bold" officeooo:rsid="010efc1d" style:font-name-asian="WenQuanYi Micro Hei" style:font-size-asian="11.8000001907349pt" style:font-weight-asian="bold" style:font-name-complex="Lohit Hindi" style:font-size-complex="11.8000001907349pt" style:font-weight-complex="bold"/>
    </style:style>
    <style:style style:name="T110" style:family="text">
      <style:text-properties style:font-name="Arial" fo:font-size="11.8000001907349pt" fo:font-weight="bold" officeooo:rsid="0109ee0f" style:font-name-asian="WenQuanYi Micro Hei" style:font-size-asian="11.8000001907349pt" style:font-weight-asian="bold" style:font-name-complex="Lohit Hindi" style:font-size-complex="11.8000001907349pt" style:font-weight-complex="bold"/>
    </style:style>
    <style:style style:name="T111" style:family="text">
      <style:text-properties style:font-name="Arial" fo:font-size="11.8000001907349pt" style:font-name-asian="WenQuanYi Micro Hei" style:font-size-asian="11.8000001907349pt" style:font-name-complex="Lohit Hindi" style:font-size-complex="11.8000001907349pt"/>
    </style:style>
    <style:style style:name="T112" style:family="text">
      <style:text-properties style:font-name="Arial" fo:font-size="11.8000001907349pt" officeooo:rsid="0106ea35" style:font-name-asian="WenQuanYi Micro Hei" style:font-size-asian="11.8000001907349pt" style:font-name-complex="Lohit Hindi" style:font-size-complex="11.8000001907349pt"/>
    </style:style>
    <style:style style:name="T113" style:family="text">
      <style:text-properties style:font-name="Arial" fo:font-weight="bold" officeooo:rsid="01030653" style:font-name-asian="WenQuanYi Micro Hei" style:font-weight-asian="bold" style:font-name-complex="Lohit Hindi" style:font-weight-complex="bold"/>
    </style:style>
    <style:style style:name="T114" style:family="text">
      <style:text-properties style:font-name="Arial" fo:font-weight="bold" officeooo:rsid="0106ea35" style:font-name-asian="WenQuanYi Micro Hei" style:font-weight-asian="bold" style:font-name-complex="Lohit Hindi" style:font-weight-complex="bold"/>
    </style:style>
    <style:style style:name="T115" style:family="text">
      <style:text-properties style:font-name="Arial" fo:font-weight="bold" officeooo:rsid="0109ee0f" style:font-name-asian="WenQuanYi Micro Hei" style:font-weight-asian="bold" style:font-name-complex="Lohit Hindi" style:font-weight-complex="bold"/>
    </style:style>
    <style:style style:name="T116" style:family="text">
      <style:text-properties style:font-name="Arial" fo:font-weight="bold" officeooo:rsid="010be942" style:font-name-asian="WenQuanYi Micro Hei" style:font-weight-asian="bold" style:font-name-complex="Lohit Hindi" style:font-weight-complex="bold"/>
    </style:style>
    <style:style style:name="T117" style:family="text">
      <style:text-properties style:font-name="Arial" fo:font-weight="bold" officeooo:rsid="010d67a6" style:font-name-asian="WenQuanYi Micro Hei" style:font-weight-asian="bold" style:font-name-complex="Lohit Hindi" style:font-weight-complex="bold"/>
    </style:style>
    <style:style style:name="T118" style:family="text">
      <style:text-properties style:font-name="Arial" fo:font-weight="bold" officeooo:rsid="010efc1d" style:font-name-asian="WenQuanYi Micro Hei" style:font-weight-asian="bold" style:font-name-complex="Lohit Hindi" style:font-weight-complex="bold"/>
    </style:style>
    <style:style style:name="T119" style:family="text">
      <style:text-properties style:font-name="Arial" fo:font-weight="bold" officeooo:rsid="01101f2b" style:font-name-asian="WenQuanYi Micro Hei" style:font-weight-asian="bold" style:font-name-complex="Lohit Hindi" style:font-weight-complex="bold"/>
    </style:style>
    <style:style style:name="T120" style:family="text">
      <style:text-properties officeooo:rsid="01081e95"/>
    </style:style>
    <style:style style:name="T121" style:family="text">
      <style:text-properties officeooo:rsid="0109ee0f"/>
    </style:style>
    <style:style style:name="T122" style:family="text">
      <style:text-properties officeooo:rsid="010ef4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Cahier de TP <text:line-break/>« <text:span text:style-name="T47">Messagerie distribuée avec Kafka </text:span>»</text:p>
      <text:p text:style-name="P23"/>
      <text:p text:style-name="P24">Pré-requis : </text:p>
      <text:list xml:id="list2289943564" text:style-name="L1">
        <text:list-item>
          <text:p text:style-name="P113">Bonne connexion Internet </text:p>
        </text:list-item>
        <text:list-item>
          <text:p text:style-name="P114">Système d'exploitation recommandé : Linux, <text:span text:style-name="T23">MacOs, Windows 10 (avec Git Bash)</text:span></text:p>
        </text:list-item>
        <text:list-item>
          <text:p text:style-name="P115">JDK8+</text:p>
        </text:list-item>
        <text:list-item>
          <text:p text:style-name="P116">IDE Recommandés : STS 4, IntelliJIDEA, VSCode</text:p>
        </text:list-item>
        <text:list-item>
          <text:p text:style-name="P117"><text:span text:style-name="T82">Docker, </text:span>Git</text:p>
          <text:p text:style-name="P118"/>
        </text:list-item>
      </text:list>
      <text:h text:style-name="Heading_20_1" text:outline-level="1"/>
      <text:h text:style-name="Heading_20_1" text:outline-level="1"><text:span text:style-name="T34">Atelier 1</text:span>: <text:span text:style-name="T47">Installation</text:span></text:h>
      <text:p text:style-name="Standard"/>
      <text:h text:style-name="Heading_20_2" text:outline-level="2">1. <text:span text:style-name="T47">Installation Ensemble Zookeeper </text:span><text:s/></text:h>
      <text:h text:style-name="P136" text:outline-level="1">Récupérer <text:span text:style-name="T60">une distribution de Zookeeper</text:span>.</text:h>
      <text:p text:style-name="P34"/>
      <text:p text:style-name="P20"><text:span text:style-name="T39">C</text:span><text:span text:style-name="T38">réer un répertoire (</text:span><text:span text:style-name="T41">ZK_ENSEMBLE</text:span><text:span text:style-name="T38">) pour stocker les fichiers de configuration des instance</text:span></text:p>
      <text:p text:style-name="P36">Y créer 3 sous-répertoire 1,2 et 3 </text:p>
      <text:p text:style-name="P22"><text:span text:style-name="T38">Dans chacun des répertoire créer un sous-répertoire </text:span><text:span text:style-name="T43">data</text:span><text:span text:style-name="T38"> y créer un fichier nommé myid contenant l’identifiant de l’instance (1,2 et 3)</text:span></text:p>
      <text:p text:style-name="P21"><text:span text:style-name="T40">Copier dans chacun des répertoires le répertoire </text:span><text:span text:style-name="T44">conf</text:span><text:span text:style-name="T40"> de la distribution</text:span></text:p>
      <text:p text:style-name="P22"><text:span text:style-name="T38">Dans chacun des répertoire éditer le fichier </text:span><text:span text:style-name="T45">zoo.cfg </text:span><text:span text:style-name="T42">, </text:span><text:span text:style-name="T46">en particulier</text:span></text:p>
      <text:list xml:id="list887126453" text:style-name="L2">
        <text:list-item>
          <text:p text:style-name="P38"><text:span text:style-name="T39">d</text:span><text:span text:style-name="T38">ataDir</text:span></text:p>
        </text:list-item>
        <text:list-item>
          <text:p text:style-name="P37">Les ports TCP utilisés</text:p>
        </text:list-item>
      </text:list>
      <text:p text:style-name="P35"/>
      <text:p text:style-name="P22"><text:span text:style-name="T39">S</text:span><text:span text:style-name="T38">e mettre au point un fichier sh permettant de démarrer les 3 instances</text:span></text:p>
      <text:p text:style-name="P15"><text:span text:style-name="T61">$ZK_HOME</text:span>/bin/zkServer.sh ---config $ZK_ENSEMBLE<text:span text:style-name="T61">CONF/1/conf</text:span> start &amp;&amp; </text:p>
      <text:p text:style-name="P15"><text:span text:style-name="T61">$ZK_HOME</text:span>/bin/zkServer.sh ---config $ZK_ENSEMBLE<text:span text:style-name="T61">CONF/2/conf</text:span> start</text:p>
      <text:p text:style-name="P15">&amp;&amp; </text:p>
      <text:p text:style-name="P15"><text:span text:style-name="T61">$ZK_HOME</text:span>/bin/zkServer.sh ---config $ZK_ENSEMBLE<text:span text:style-name="T61">CONF/3/conf</text:span> start</text:p>
      <text:p text:style-name="P15"/>
      <text:p text:style-name="P13">Données partagées :</text:p>
      <text:h text:style-name="P136" text:outline-level="1">Connecter à l’instance 1 via :</text:h>
      <text:p text:style-name="P28">./zookeeper-1/bin/zkCli.sh -server 127.0.0.1:2181</text:p>
      <text:h text:style-name="P137" text:outline-level="1"><text:soft-page-break/>Créer une donnée et <text:span text:style-name="T62">enregistrer</text:span> un <text:span text:style-name="T1">watcher</text:span> :</text:h>
      <text:p text:style-name="P14">create /<text:span text:style-name="T48">dp</text:span> hello</text:p>
      <text:p text:style-name="P14">get -<text:span text:style-name="T62">w </text:span>/<text:span text:style-name="T48">dp</text:span></text:p>
      <text:p text:style-name="P31"/>
      <text:p text:style-name="P32">Dans un autre terminal, se connecter à l’instance 2 et <text:span text:style-name="T63">mettre</text:span> à jour la donnée partagée</text:p>
      <text:p text:style-name="P30">./zookeeper-2/bin/zkCli.sh -server 127.0.0.1:2182</text:p>
      <text:p text:style-name="P29">set /<text:span text:style-name="T62">dp</text:span> world</text:p>
      <text:p text:style-name="P29"/>
      <text:p text:style-name="P32">Vous devez observer une notification dans le terminal 1</text:p>
      <text:p text:style-name="P32"/>
      <text:p text:style-name="P33">Election et quorum</text:p>
      <text:p text:style-name="P32">Afficher les rôles des serveurs avec la commande :</text:p>
      <text:p text:style-name="P29">echo stat | nc localhost 2181 | grep Mode &amp;&amp; echo stat | nc localhost 2182 | grep Mode &amp;&amp; echo stat | nc localhost 2183 | grep Mode</text:p>
      <text:p text:style-name="P17"><text:line-break/><text:span text:style-name="T48">Stopper le serveur leader et observer la réélection</text:span></text:p>
      <text:p text:style-name="P16">Stopper encore un serveur et interroger le serveur restant. <text:span text:style-name="T63">L’ensemble</text:span> n’ayant plus de quorum ne doit pas répondre</text:p>
      <text:p text:style-name="P16">Redémarrer un serveur et observer la remise en service de le l’ensemble</text:p>
      <text:p text:style-name="P1"/>
      <text:h text:style-name="Heading_20_2" text:outline-level="2">2. <text:span text:style-name="T49">Installation broker Kafka</text:span></text:h>
      <text:p text:style-name="P2">Récupérer <text:span text:style-name="T51">une distribution de </text:span><text:span text:style-name="T2">Kafka</text:span></text:p>
      <text:p text:style-name="P18">Démarrer un broker via :</text:p>
      <text:p text:style-name="P3">./kafka-server-start.sh <text:s/><text:span text:style-name="T64">[</text:span>-daemon<text:span text:style-name="T64">]</text:span> ../config/server.properties</text:p>
      <text:p text:style-name="P4">Vérifier le bon démarrage via la console</text:p>
      <text:p text:style-name="P44">Faites des vérification en créant un topic et envoyant des messages via les utilitaires.</text:p>
      <text:p text:style-name="P4"/>
      <text:h text:style-name="Heading_20_2" text:outline-level="2"><text:span text:style-name="T55">3. </text:span>Mise en place cluster Kafka</text:h>
      <text:p text:style-name="P4">Créer un répertoire <text:span text:style-name="T8">kafka-cluster</text:span> et 3 sous-répertoires : <text:span text:style-name="T8">broker-1</text:span>, <text:span text:style-name="T8">broker-2</text:span>, <text:span text:style-name="T8">broker-3</text:span></text:p>
      <text:p text:style-name="P4">Copier le fichier <text:span text:style-name="T1">server.properties</text:span> dans les 3 sous-répertoires <text:span text:style-name="T54">affecter dans chaque fichier de configuration un identifiant unique au broker (propriété </text:span><text:span text:style-name="T9">broker.id</text:span><text:span text:style-name="T54">)</text:span></text:p>
      <text:p text:style-name="P42">Modifier également l’emplacement des logs <text:span text:style-name="T64">(</text:span><text:span text:style-name="T10">logs.dir</text:span><text:span text:style-name="T64">)</text:span></text:p>
      <text:p text:style-name="P41">Mettre au point un script sh permettant de démarrer les 3 brokers <text:span text:style-name="T65">en mode daemon</text:span></text:p>
      <text:p text:style-name="P43">Visualiser les traces de démarrages :</text:p>
      <text:p text:style-name="P39">tail -f $KAFKA_HOME/logs/server.log</text:p>
      <text:p text:style-name="P58"/>
      <text:p text:style-name="P6"><text:span text:style-name="T56">Créer un topic </text:span><text:span text:style-name="T17">testing</text:span><text:span text:style-name="T57"> avec 5 partitions et 2 répliques :</text:span></text:p>
      <text:p text:style-name="P10">./kafka-topics.sh --create --zookeeper localhost:2181 --replication-factor 2 --partitions 5 --topic testing</text:p>
      <text:p text:style-name="P8"><text:soft-page-break/>Lister les topics du cluster </text:p>
      <text:p text:style-name="P8">Démarrer un producteur de messages</text:p>
      <text:p text:style-name="P11">./kafka-console-producer.sh --broker-list localhost:9092 --topic testing --property "parse.key=true" --property "key.separator=:"</text:p>
      <text:p text:style-name="P7"><text:span text:style-name="T58">Saisir</text:span><text:span text:style-name="T56"> quelques messages</text:span></text:p>
      <text:p text:style-name="P9">Accéder à la description détaillée du topic</text:p>
      <text:p text:style-name="P9">Visualiser les répertoires de logs sur les brokers :</text:p>
      <text:p text:style-name="P12">./kafka-log-dirs.sh <text:s/>--bootstrap-server localhost:9092 --describe</text:p>
      <text:p text:style-name="P9">Consommer les messages depuis le début</text:p>
      <text:p text:style-name="P9">Dans une autre fenêtre, lister les groupes de consommateurs et accéder au détail du groupe de consommateur en lecture sur le topic <text:span text:style-name="T8">testing</text:span></text:p>
      <text:p text:style-name="P19"/>
      <text:h text:style-name="P138" text:outline-level="1"/>
      <text:h text:style-name="P142" text:outline-level="1"><text:span text:style-name="T34">Atelier 2</text:span>: <text:span text:style-name="T66">Producer API</text:span></text:h>
      <text:p text:style-name="P73"/>
      <text:p text:style-name="P59">Importer le projet Maven fourni</text:p>
      <text:p text:style-name="P59">Le projet est composé de :</text:p>
      <text:list xml:id="list3373093416" text:style-name="L13">
        <text:list-item>
          <text:p text:style-name="P60">Une classe principale <text:span text:style-name="T8">KafkaProducerApplication</text:span> qui prend en arguments :</text:p>
          <text:list>
            <text:list-item>
              <text:p text:style-name="P60"><text:span text:style-name="T8">nbThreads</text:span> : Un nombre de threads</text:p>
            </text:list-item>
            <text:list-item>
              <text:p text:style-name="P60"><text:span text:style-name="T8">nbMessages</text:span> : Un nombre de messages</text:p>
            </text:list-item>
            <text:list-item>
              <text:p text:style-name="P60"><text:span text:style-name="T8">sleep</text:span> : Un temps de pause</text:p>
            </text:list-item>
            <text:list-item>
              <text:p text:style-name="P60"><text:span text:style-name="T8">sendMode</text:span> : Le mode d’envoi : 0 pour Fire_And_Forget, 1 pour Synchrone, 2 pour Asynchrone</text:p>
              <text:p text:style-name="P60">L’application instancie <text:span text:style-name="T1">nbThreads</text:span> <text:span text:style-name="T1">KafkaProducerThread</text:span> et leur demande de s’exécuter ; quand toutes les threads sont terminées. Elle affiche le temps d’exécution</text:p>
            </text:list-item>
          </text:list>
        </text:list-item>
      </text:list>
      <text:list xml:id="list3667855699" text:style-name="L3">
        <text:list-item>
          <text:p text:style-name="P45"><text:span text:style-name="T66">Une classe </text:span><text:span text:style-name="T11">KafkaProducerThread</text:span><text:span text:style-name="T66"> qui une fois instanciée envoie </text:span><text:span text:style-name="T3">nbMessages</text:span><text:span text:style-name="T66"> tout les temps de pause selon un des 3 modes d’envoi. <text:line-break/>Les messages sont constitués d‘une au format String (</text:span><text:span text:style-name="T3">courier.id</text:span><text:span text:style-name="T66">) et d’une payload au format JSON (classe </text:span><text:span text:style-name="T3">Courier</text:span><text:span text:style-name="T4">)</text:span></text:p>
        </text:list-item>
        <text:list-item>
          <text:p text:style-name="P46">Le package <text:span text:style-name="T8">model</text:span> contient les classes modélisant les données</text:p>
          <text:list>
            <text:list-item>
              <text:p text:style-name="P46"><text:span text:style-name="T8">Position</text:span> : Une position en latitude, longitude</text:p>
            </text:list-item>
            <text:list-item>
              <text:p text:style-name="P46"><text:span text:style-name="T8">Courier</text:span> : Un coursier associé à une position</text:p>
            </text:list-item>
            <text:list-item>
              <text:p text:style-name="P46"><text:span text:style-name="T8">SendMode</text:span> : Une énumération des modes d’envoi</text:p>
            </text:list-item>
          </text:list>
        </text:list-item>
      </text:list>
      <text:p text:style-name="P50"/>
      <text:p text:style-name="P62">Compléter les méthodes d’envoi de <text:span text:style-name="T1">KafkaProducerThread</text:span>.</text:p>
      <text:p text:style-name="P62"><text:span text:style-name="T67">Pour cela vous devez :</text:span></text:p>
      <text:list xml:id="list2067656306" text:style-name="L14">
        <text:list-item>
          <text:p text:style-name="P64">Initialiser un <text:span text:style-name="T21">KafkaProducer&lt;String,Courier&gt;</text:span><text:span text:style-name="T20"> et y positionner des sérialiseurs JSON pour la classe </text:span><text:span text:style-name="T21">Courier</text:span></text:p>
        </text:list-item>
        <text:list-item>
          <text:p text:style-name="P65"><text:span text:style-name="T19">Construire un </text:span><text:span text:style-name="T22">ProducerRecord</text:span><text:span text:style-name="T19"> pour chaque messages</text:span></text:p>
        </text:list-item>
        <text:list-item>
          <text:p text:style-name="P65"><text:span text:style-name="T19">Implémenter les 3 méthodes d’envoi</text:span></text:p>
        </text:list-item>
      </text:list>
      <text:p text:style-name="P73"><text:span text:style-name="T1"/></text:p>
      <text:p text:style-name="P51">Via les commandes utilitaires de Kafka, vérifier la création du topic et consommer les messages</text:p>
      <text:p text:style-name="P51"/>
      <text:p text:style-name="P74"><text:span text:style-name="T50">Supprimer le topic et le recréer avec un nombre de </text:span><text:span text:style-name="T1">partitions=3</text:span><text:span text:style-name="T50"> et un </text:span><text:span text:style-name="T1">replication-factor=2</text:span></text:p>
      <text:p text:style-name="P52">Envoyer des messages</text:p>
      <text:p text:style-name="P54">Construire un jar executable avec : <text:line-break/><text:span text:style-name="T1">mvn package</text:span></text:p>
      <text:p text:style-name="P54"/>
      <text:h text:style-name="P143" text:outline-level="1"><text:span text:style-name="T34">Atelier 3 </text:span>: <text:span text:style-name="T78">Consumer API</text:span></text:h>
      <text:p text:style-name="P119"/>
      <text:h text:style-name="P107" text:outline-level="4">2.1 Implémentation </text:h>
      <text:p text:style-name="P63">Le projet est composé de :</text:p>
      <text:list xml:id="list125623797535348" text:continue-list="list3373093416" text:style-name="L13">
        <text:list-item>
          <text:p text:style-name="P61">Une classe principale <text:span text:style-name="T8">Kafka</text:span><text:span text:style-name="T12">Consumer</text:span><text:span text:style-name="T8">Application</text:span> qui prend en arguments :</text:p>
          <text:list>
            <text:list-item>
              <text:p text:style-name="P61"><text:span text:style-name="T8">nbThreads</text:span> : Un nombre de threads</text:p>
            </text:list-item>
            <text:list-item>
              <text:p text:style-name="P61"><text:span text:style-name="T8">sleep</text:span> : Un temps de pause</text:p>
              <text:p text:style-name="P61">L’application instancie <text:span text:style-name="T1">nbThreads</text:span> <text:span text:style-name="T1">Kafka</text:span><text:span text:style-name="T5">Consumer</text:span><text:span text:style-name="T1">Thread</text:span> et leur demande de s’exécuter. <text:span text:style-name="T79">Le programme s’arrête au bout d’un certains temps.</text:span></text:p>
            </text:list-item>
          </text:list>
        </text:list-item>
      </text:list>
      <text:list xml:id="list1545977707" text:style-name="L15">
        <text:list-item>
          <text:p text:style-name="P53"><text:span text:style-name="T66">Une classe </text:span><text:span text:style-name="T11">Kafka</text:span><text:span text:style-name="T12">Consumer</text:span><text:span text:style-name="T11">Thread</text:span><text:span text:style-name="T66"> qui une fois instanciée poll le topic position tout les temps de pause. <text:line-break/>A la réception des messages, il affiche la clé, l’offset et le timesatmp de chaque message. Il met également à jour une Map qui contient le nombre de mise à jour pour chaque coursier</text:span></text:p>
        </text:list-item>
        <text:list-item>
          <text:p text:style-name="P47">Le package <text:span text:style-name="T8">model</text:span> contient les classes modélisant les données</text:p>
          <text:list>
            <text:list-item>
              <text:p text:style-name="P47"><text:span text:style-name="T8">Position</text:span> : Une position en latitude, longitude</text:p>
            </text:list-item>
            <text:list-item>
              <text:p text:style-name="P47"><text:span text:style-name="T8">Courier</text:span> : Un coursier associé à une position</text:p>
            </text:list-item>
          </text:list>
        </text:list-item>
      </text:list>
      <text:p text:style-name="P48"/>
      <text:p text:style-name="P49">Compléter l<text:span text:style-name="T80">a boucle de réception des messages</text:span></text:p>
      <text:p text:style-name="P49"/>
      <text:p text:style-name="P54">Pour cela, vous devez </text:p>
      <text:list xml:id="list868821659" text:style-name="L16">
        <text:list-item>
          <text:p text:style-name="P75"><text:span text:style-name="T52">Initialiser un </text:span><text:span text:style-name="T6">KafkaConsumer</text:span></text:p>
        </text:list-item>
        <text:list-item>
          <text:p text:style-name="P76"><text:span text:style-name="T52">F</text:span><text:span text:style-name="T50">ournir un Deseri</text:span><text:span text:style-name="T53">a</text:span><text:span text:style-name="T50">liseur</text:span></text:p>
        </text:list-item>
        <text:list-item>
          <text:p text:style-name="P76"><text:span text:style-name="T50">Implémenter la boucle de réception</text:span></text:p>
        </text:list-item>
      </text:list>
      <text:p text:style-name="P77"><text:span text:style-name="T50"/></text:p>
      <text:p text:style-name="P77"><text:span text:style-name="T50">Pour tester la réception, vous pouvez utiliser le programme précédent et le lancer afin qu’il exécute de nombreux message :</text:span></text:p>
      <text:p text:style-name="P77"><text:span text:style-name="T50">Par exemple :</text:span></text:p>
      <text:p text:style-name="P78"><text:span text:style-name="T50">producer_home$ java -jar target/producer-0.0.1-SNAPSHOT-jar-with-dependencies.jar 10 100000 500 0</text:span></text:p>
      <text:h text:style-name="P107" text:outline-level="4">2.2 Tests </text:h>
      <text:p text:style-name="P55"><text:span text:style-name="T26">Une fois le programme mis au point, effectuer plusieurs tests </text:span></text:p>
      <text:p text:style-name="P56"><text:span text:style-name="T28">Tester qu’aucun message n’est perdu : </text:span><text:span text:style-name="T25"><text:line-break/>Démarrer le programme avec 1 thread arrêter puis redémarrer avec la même configuration</text:span></text:p>
      <text:p text:style-name="P56"><text:span text:style-name="T28">Tester la réaffectation de partitions : </text:span><text:span text:style-name="T25"><text:line-break/>Démarrer avec 2 threads puis 3 threads et visualiser la </text:span><text:span text:style-name="T27">répartition</text:span><text:span text:style-name="T25"> des partitions</text:span></text:p>
      <text:p text:style-name="P56"><text:span text:style-name="T25">Démarrer également le programme avec 5 threads</text:span></text:p>
      <text:p text:style-name="P83"/>
      <text:h text:style-name="P144" text:outline-level="1"><text:span text:style-name="T35">Atelier 4. Kafka Connect</text:span></text:h>
      <text:p text:style-name="P25"/>
      <text:p text:style-name="P25">Objectifs : <text:span text:style-name="T82">Déverser le topic </text:span><text:span text:style-name="T7">position</text:span><text:span text:style-name="T82"> dans un index ElasticSearch </text:span></text:p>
      <text:h text:style-name="Heading_20_4" text:outline-level="4"><text:span text:style-name="T88">4.1 </text:span>Installations ElasticSearch + Connecteur</text:h>
      <text:p text:style-name="P126">Démarrer <text:span text:style-name="T1">ElasticSearch</text:span> et <text:span text:style-name="T1">Kibana</text:span> en se plaçant dans le répertoire du fichier <text:span text:style-name="T1">docker-compose.yml</text:span> fourni, puis :</text:p>
      <text:p text:style-name="P129">docker-compose up -d</text:p>
      <text:p text:style-name="P126"/>
      <text:p text:style-name="P127">Récupérer le projet OpenSource ElasticSearchConnector de Confluent et se placer sur une release puis builder.</text:p>
      <text:p text:style-name="P127"><text:span text:style-name="T85">git clone </text:span><text:a xlink:type="simple" xlink:href="https://github.com/confluentinc/kafka-connect-elasticsearch.git" text:style-name="Internet_20_link" text:visited-style-name="Visited_20_Internet_20_Link"><text:span text:style-name="T85">https://github.com/confluentinc/kafka-connect-elasticsearch.git</text:span></text:a></text:p>
      <text:p text:style-name="P128">cd kafka-connect-elasticsearch</text:p>
      <text:p text:style-name="P128">git checkout v11.0.3</text:p>
      <text:p text:style-name="P128">mvn -DskipTests clean package</text:p>
      <text:p text:style-name="P127"/>
      <text:p text:style-name="P127">Copier ensuite toutes les librairies présent<text:span text:style-name="T83">es</text:span> dans <text:line-break/><text:span text:style-name="T8">target/kafka-connect-elasticsearch-11.0.3-package/share/java/kafka-connect-elasticsearch/</text:span> <text:line-break/>dans le répertoire <text:span text:style-name="T8">lib</text:span> de Kafka</text:p>
      <text:p text:style-name="P127"/>
      <text:h text:style-name="P112" text:outline-level="4"><text:span text:style-name="T88">4.1 Configuration Kafka Standalone</text:span></text:h>
      <text:p text:style-name="P130">Mettre au point un fichier de configuration <text:span text:style-name="T8">elasticsearch-connect.properties</text:span> contenant :</text:p>
      <text:p text:style-name="P135">name=elasticsearch-sink</text:p>
      <text:p text:style-name="P135">connector.class=io.confluent.connect.elasticsearch.ElasticsearchSinkConnector</text:p>
      <text:p text:style-name="P135">tasks.max=1</text:p>
      <text:p text:style-name="P135">topics=position</text:p>
      <text:p text:style-name="P135">topic.index.map=position:position_index</text:p>
      <text:p text:style-name="P135">connection.url=http://localhost:9200</text:p>
      <text:p text:style-name="P135">type.name=log</text:p>
      <text:p text:style-name="P135">key.ignore=true</text:p>
      <text:p text:style-name="P134"><text:span text:style-name="T85">schema.ignore=true</text:span></text:p>
      <text:p text:style-name="P130">Démarrer <text:span text:style-name="T8">kafka-standalone</text:span> et alimenter le topic <text:span text:style-name="T8">position</text:span></text:p>
      <text:p text:style-name="P131">Vous pouvez visualiser les <text:span text:style-name="T89">effets</text:span> du connecteur </text:p>
      <text:list xml:id="list975324631" text:style-name="L17">
        <text:list-item>
          <text:p text:style-name="P132"><text:span text:style-name="T89">Via ElasticSearch  : </text:span><text:a xlink:type="simple" xlink:href="http://localhost:9200/position/_search" text:style-name="Internet_20_link" text:visited-style-name="Visited_20_Internet_20_Link"><text:span text:style-name="T89">http://localhost:9200/position/_search</text:span></text:a><text:span text:style-name="T89"> </text:span></text:p>
        </text:list-item>
        <text:list-item>
          <text:p text:style-name="P133"><text:span text:style-name="T88">Via Kibana : http://localhost:5601</text:span></text:p>
        </text:list-item>
      </text:list>
      <text:p text:style-name="P130">Optionnel : Améliorer le fichier de configuration afin d’introduire le timestamp</text:p>
      <text:h text:style-name="P111" text:outline-level="4"><text:span text:style-name="Source_20_Text"><text:span text:style-name="T29"/></text:span></text:h>
      <text:h text:style-name="P139" text:outline-level="1"/>
      <text:h text:style-name="P145" text:outline-level="1"><text:span text:style-name="T36">Atelier 5 :</text:span> <text:span text:style-name="T90">KafkaStream</text:span></text:h>
      <text:p text:style-name="P26"/>
      <text:p text:style-name="P121"><text:span text:style-name="T81">Objectifs </text:span>: </text:p>
      <text:p text:style-name="P121"><text:span text:style-name="T122">Écrire une mini-application Stream qui prend en entrée le topic </text:span><text:span text:style-name="T13">position</text:span><text:span text:style-name="T90"> et écrit en sortie dans le topic </text:span><text:span text:style-name="T13">position-out</text:span><text:span text:style-name="T90"> en ajoutant un timestamp aux valeurs d’entrée</text:span></text:p>
      <text:p text:style-name="P26"/>
      <text:p text:style-name="P123"><text:span text:style-name="Source_20_Text"><text:span text:style-name="T30">Importer le projet Maven fourni, il contient les bonnes dépendances et un package </text:span></text:span><text:span text:style-name="Source_20_Text"><text:span text:style-name="T32">model </text:span></text:span><text:span text:style-name="Source_20_Text"><text:span text:style-name="T30">:</text:span></text:span></text:p>
      <text:list xml:id="list59459170" text:style-name="L19">
        <text:list-item>
          <text:p text:style-name="P124"><text:span text:style-name="Source_20_Text"><text:span text:style-name="T30">Un champ timesatmp a été ajouté à la classe Courier </text:span></text:span></text:p>
        </text:list-item>
        <text:list-item>
          <text:p text:style-name="P124"><text:span text:style-name="Source_20_Text"><text:span text:style-name="T30">Une implémentation de </text:span></text:span><text:span text:style-name="Source_20_Text"><text:span text:style-name="T32">Serde</text:span></text:span><text:span text:style-name="Source_20_Text"><text:span text:style-name="T30"> permettant la sérialisation et la désérialisation de la classe </text:span></text:span><text:span text:style-name="Source_20_Text"><text:span text:style-name="T32">Courier</text:span></text:span><text:span text:style-name="Source_20_Text"><text:span text:style-name="T30"> est fournie</text:span></text:span></text:p>
        </text:list-item>
      </text:list>
      <text:p text:style-name="P122"><text:span text:style-name="Source_20_Text"><text:span text:style-name="T32"/></text:span></text:p>
      <text:p text:style-name="P122"><text:span text:style-name="Source_20_Text"><text:span text:style-name="T30">Avec l’exemple du cours, </text:span></text:span><text:span text:style-name="Source_20_Text"><text:span text:style-name="T31">écrire</text:span></text:span><text:span text:style-name="Source_20_Text"><text:span text:style-name="T30"> la classe principale qui effectue le traitement voulu</text:span></text:span></text:p>
      <text:h text:style-name="P140" text:outline-level="1"><text:span text:style-name="T37">Atelier 6</text:span> : <text:span text:style-name="T91">Fiabilité</text:span></text:h>
      <text:h text:style-name="P105" text:outline-level="4"><text:span text:style-name="T93">1. At Least Once, At Most Once</text:span></text:h>
      <text:p text:style-name="P5"><text:span text:style-name="T81">Objectifs </text:span>:</text:p>
      <text:p text:style-name="P89">Explorer les différentes combinaisons de configuration des producteurs et consommateurs vis à vis de la fiabilité sous différents scénarios de test.</text:p>
      <text:p text:style-name="P89">On utilisera un cluster de 3 nœuds avec un topic de 3 partitions et un mode de réplication de 2.</text:p>
      <text:p text:style-name="P89">Le scénarios de test envisagé (Choisir un scénario parmi les 2): </text:p>
      <text:list xml:id="list60620507" text:style-name="L20">
        <text:list-item>
          <text:p text:style-name="P90">Redémarrage d<text:span text:style-name="T94">e broker(s)</text:span></text:p>
        </text:list-item>
        <text:list-item>
          <text:p text:style-name="P90">Ré-équilibrage des consommateurs</text:p>
        </text:list-item>
      </text:list>
      <text:p text:style-name="P89"/>
      <text:p text:style-name="P89">Les différentes combinaisons envisagé<text:span text:style-name="T92">e</text:span>s</text:p>
      <text:list xml:id="list1864077405" text:style-name="L8">
        <text:list-item>
          <text:p text:style-name="P88">Producteur : <text:span text:style-name="T1">ack=0</text:span> ou <text:span text:style-name="T1">ack=all</text:span></text:p>
        </text:list-item>
        <text:list-item>
          <text:p text:style-name="P88">Consommateur : auto-commit ou commits manuels</text:p>
        </text:list-item>
      </text:list>
      <text:p text:style-name="P89"/>
      <text:p text:style-name="P91">Les métriques surveillés </text:p>
      <text:list xml:id="list4258821328" text:style-name="L21">
        <text:list-item>
          <text:p text:style-name="P92">Producteur : Trace WARN ou +</text:p>
        </text:list-item>
        <text:list-item>
          <text:p text:style-name="P92">Consommateur : Trace Doublon ou messages loupés</text:p>
        </text:list-item>
      </text:list>
      <text:p text:style-name="P125"/>
      <text:p text:style-name="P84">Méthodes :</text:p>
      <text:p text:style-name="P93">Supprimer le topic <text:span text:style-name="T8">position</text:span></text:p>
      <text:p text:style-name="P93">Le recréer avec </text:p>
      <text:p text:style-name="P79">./kafka-topics.sh --create --zookeeper localhost:2181 --replication-factor 2 --partitions 3 --topic verify</text:p>
      <text:p text:style-name="P85">Vérifier l’affectation des partitions et des répliques via :</text:p>
      <text:p text:style-name="P79">./kafka-topics.sh --zookeeper localhost:2181 --describe --topic position</text:p>
      <text:p text:style-name="P86"/>
      <text:p text:style-name="P93">Récupérer les sources fournis et construire pour les 2 clients l’exécutable via <text:line-break/><text:soft-page-break/><text:span text:style-name="T86">mvn</text:span> <text:span text:style-name="T86">clean</text:span> <text:span text:style-name="T86">package</text:span></text:p>
      <text:p text:style-name="P86"><text:span text:style-name="T94">Dans 2 terminal, démarrer 2 consommateurs :<text:line-break/></text:span><text:span text:style-name="T86">java -jar target/consumer-0.0.1-SNAPSHOT-jar-with-dependencies.jar 1 1000 &gt;</text:span><text:span text:style-name="T87">&gt;</text:span><text:span text:style-name="T86"> log1.csv</text:span></text:p>
      <text:p text:style-name="P80">java -jar target/consumer-0.0.1-SNAPSHOT-jar-with-dependencies.jar 1 1000 &gt;<text:span text:style-name="T97">&gt;</text:span> log2.csv</text:p>
      <text:p text:style-name="P87"/>
      <text:p text:style-name="P94">Dans un autre terminal, démarrer 1 producte<text:span text:style-name="T95">u</text:span>r multi-threadé :</text:p>
      <text:p text:style-name="P80">java -jar target/producer-0.0.1-SNAPSHOT-jar-with-dependencies.jar 20 5000 10 &lt;0|1|2&gt; &lt;0|all&gt;</text:p>
      <text:p text:style-name="P94"/>
      <text:p text:style-name="P95">Pendant la consommation des messages, en fonction du scénario : arrêter et redémarrer un broker ou un <text:span text:style-name="T95">consommateur.</text:span></text:p>
      <text:p text:style-name="P95"/>
      <text:p text:style-name="P95">Un utilitaire <text:span text:style-name="T14">check-log</text:span><text:span text:style-name="T15">s</text:span><text:span text:style-name="T95"> </text:span>est fourni permettant de détecter les doublons <text:span text:style-name="T95">ou les offsets.</text:span></text:p>
      <text:p text:style-name="P96"><text:span text:style-name="T86">java -jar check-logs.jar &lt;log.csv&gt;</text:span></text:p>
      <text:p text:style-name="P96"><text:span text:style-name="T86"/></text:p>
      <text:p text:style-name="P96"><text:span text:style-name="T86"/></text:p>
      <text:h text:style-name="P108" text:outline-level="4"><text:span text:style-name="T96">2. Exactly One</text:span></text:h>
      <text:p text:style-name="P66"><text:span text:style-name="T98">Modifier la configuration du producer afin d’autoriser l’idempotence.</text:span></text:p>
      <text:p text:style-name="P66"><text:span text:style-name="T98">Rejouer les scénarios de tests précédents</text:span></text:p>
      <text:p text:style-name="P66"><text:span text:style-name="T98"/></text:p>
      <text:p text:style-name="P66"><text:span text:style-name="T98"/></text:p>
      <text:h text:style-name="P141" text:outline-level="1">Atelier 7 : Administration</text:h>
      <text:p text:style-name="P98"><text:span text:style-name="T70">Exécuter les producteurs et les consommateurs</text:span><text:span text:style-name="T68"> </text:span><text:span text:style-name="T69">pendant les opérations </text:span><text:span text:style-name="T71">d’administration</text:span></text:p>
      <text:h text:style-name="P106" text:outline-level="4"><text:span text:style-name="T106">7.1 Reassign partitions, Retention</text:span></text:h>
      <text:p text:style-name="P67"><text:span text:style-name="T56">Modifier le nombre de partitions de position à 8</text:span></text:p>
      <text:p text:style-name="P69"><text:span text:style-name="T56">Vérifier avec </text:span></text:p>
      <text:p text:style-name="P81"><text:span text:style-name="T56">./kafka-topics.sh --zookeeper localhost:2181 --describe --topic position</text:span></text:p>
      <text:p text:style-name="P67"><text:span text:style-name="T56">Ajouter un nouveau broker dans le cluster.</text:span></text:p>
      <text:p text:style-name="P69"><text:span text:style-name="T56">Réexécuter la commande</text:span></text:p>
      <text:p text:style-name="P81"><text:span text:style-name="T56">./kafka-topics.sh --zookeeper localhost:2181 --describe --topic position</text:span></text:p>
      <text:p text:style-name="P67"><text:span text:style-name="T56"/></text:p>
      <text:p text:style-name="P67"><text:span text:style-name="T56">Effectuer une réaffectation des partitions </text:span><text:span text:style-name="T59">en 3 étapes</text:span></text:p>
      <text:p text:style-name="P67"><text:span text:style-name="T56"/></text:p>
      <text:p text:style-name="P68"><text:span text:style-name="T56">Visualiser les segments et apprécier la taille</text:span></text:p>
      <text:p text:style-name="P67"><text:span text:style-name="T56">Diminuer le </text:span><text:span text:style-name="T16">retention.bytes</text:span><text:span text:style-name="T56"> à une taille inférieure et visualiser les conséquences</text:span></text:p>
      <text:p text:style-name="P67"><text:span text:style-name="T56"/></text:p>
      <text:h text:style-name="P109" text:outline-level="4"><text:soft-page-break/><text:span text:style-name="T113">7.</text:span><text:span text:style-name="T116">2</text:span><text:span text:style-name="T113"> R</text:span><text:span text:style-name="T116">olling restart</text:span></text:h>
      <text:p text:style-name="P72"><text:span text:style-name="T99">Sous charge, effectuer un redémarrage d’un broker.</text:span></text:p>
      <text:p text:style-name="P72"><text:span text:style-name="T99">Vérifier l’état de l’ISR</text:span></text:p>
      <text:h text:style-name="P110" text:outline-level="4"><text:span text:style-name="T106">7.</text:span><text:span text:style-name="T108">3</text:span><text:span text:style-name="T106"> </text:span><text:span text:style-name="T109">Mise en place m</text:span><text:span text:style-name="T107">onitoring Prom</text:span><text:span text:style-name="T110">e</text:span><text:span text:style-name="T107">theus, Grafana</text:span></text:h>
      <text:p text:style-name="P97"><text:span text:style-name="T73">Dans</text:span><text:span text:style-name="T111"> </text:span><text:span text:style-name="T73">un premier temps, démarré une </text:span><text:span text:style-name="T77">J</text:span><text:span text:style-name="T76">C</text:span><text:span text:style-name="T77">onsole</text:span><text:span text:style-name="T73"> et visualiser les Mbeans des brokers, consommateurs et producteurs</text:span></text:p>
      <text:p text:style-name="P99"><text:span text:style-name="T107"/></text:p>
      <text:p text:style-name="P71"><text:span text:style-name="T99">Dans un répertoire de travail </text:span><text:span text:style-name="T103">prom</text:span><text:span text:style-name="T104">e</text:span><text:span text:style-name="T103">theus</text:span></text:p>
      <text:p text:style-name="P100"/>
      <text:p text:style-name="P100"><text:span text:style-name="T84">wget </text:span><text:a xlink:type="simple" xlink:href="https://repo1.maven.org/maven2/io/prometheus/jmx/jmx_prometheus_javaagent/0.6/jmx_prometheus_javaagent-0.6.jar" text:style-name="Internet_20_link" text:visited-style-name="Visited_20_Internet_20_Link"><text:span text:style-name="T84">https://repo1.maven.org/maven2/io/prometheus/jmx/jmx_prometheus_javaagent/0.6/jmx_prometheus_javaagent-0.6.jar</text:span></text:a></text:p>
      <text:p text:style-name="P100"><text:span text:style-name="T84">wget </text:span><text:a xlink:type="simple" xlink:href="https://raw.githubusercontent.com/prometheus/jmx_exporter/master/example_configs/kafka-2_0_0.yml" text:style-name="Internet_20_link" text:visited-style-name="Visited_20_Internet_20_Link"><text:span text:style-name="T84">https://raw.githubusercontent.com/prometheus/jmx_exporter/master/example_configs/kafka-2_0_0.yml</text:span></text:a></text:p>
      <text:p text:style-name="P100">Modifier le script de démarrage du cluster afin de positionner l’agent Prom<text:span text:style-name="T121">e</text:span>theus :</text:p>
      <text:p text:style-name="P82">KAFKA_OPTS="$KAFKA_OPTS -javaagent:$PWD/jmx_prometheus_javaagent-0.2.0.jar=<text:span text:style-name="T24">7071</text:span>:$PWD/kafka-0-8-2.yml" \</text:p>
      <text:p text:style-name="P82"><text:s text:c="2"/>./bin/kafka-server-start.sh config/server.properties</text:p>
      <text:p text:style-name="P101">Attention, Modifier le port pour chaque broker </text:p>
      <text:p text:style-name="P101"/>
      <text:p text:style-name="P102"><text:span text:style-name="T120">Redémarrer le cluster et vérifier </text:span><text:a xlink:type="simple" xlink:href="http://localhost:7071/metrics" text:style-name="Internet_20_link" text:visited-style-name="Visited_20_Internet_20_Link"><text:span text:style-name="T33">http://localhost:7071/metrics</text:span></text:a></text:p>
      <text:p text:style-name="P70"><text:span text:style-name="T56">Récupérer et démarrer un serveur prometheus</text:span></text:p>
      <text:p text:style-name="P103">wget https://github.com/prometheus/prometheus/releases/download/v2.0.0/prometheus-2.0.0.linux-amd64.tar.gz</text:p>
      <text:p text:style-name="P103">tar -xzf prometheus-*.tar.gz</text:p>
      <text:p text:style-name="P103">cd prometheus-*</text:p>
      <text:p text:style-name="P103">cat &lt;&lt;'EOF' &gt; prometheus.yml</text:p>
      <text:p text:style-name="P103">global:</text:p>
      <text:p text:style-name="P103"><text:s/>scrape_interval: 10s</text:p>
      <text:p text:style-name="P103"><text:s/>evaluation_interval: 10s</text:p>
      <text:p text:style-name="P103">scrape_configs:</text:p>
      <text:p text:style-name="P103"><text:s/>- job_name: 'kafka'</text:p>
      <text:p text:style-name="P103"><text:s text:c="3"/>static_configs:</text:p>
      <text:p text:style-name="P103"><text:s text:c="4"/>- targets:</text:p>
      <text:p text:style-name="P103"><text:s text:c="6"/>- localhost:7071</text:p>
      <text:p text:style-name="P104"><text:s text:c="6"/>- <text:span text:style-name="T121">localhost:7072<text:line-break/> <text:s text:c="5"/>- localhost:7073<text:line-break/> <text:s text:c="5"/>- localhost:7074</text:span></text:p>
      <text:p text:style-name="P103">EOF</text:p>
      <text:p text:style-name="P103">./prometheus</text:p>
      <text:p text:style-name="P70"><text:soft-page-break/></text:p>
      <text:p text:style-name="P70">Récupérer et démarrer un serveur Grafana </text:p>
      <text:p text:style-name="P103">sudo apt-get install -y adduser libfontconfig1</text:p>
      <text:p text:style-name="P103">wget https://dl.grafana.com/oss/release/grafana_7.4.3_amd64.deb</text:p>
      <text:p text:style-name="P103">sudo dpkg -i grafana_7.4.3_amd64.deb</text:p>
      <text:p text:style-name="P103"/>
      <text:p text:style-name="P103">sudo /bin/systemctl start grafana-server</text:p>
      <text:p text:style-name="P70">Accéder à <text:a xlink:type="simple" xlink:href="http://localhost:3000/" text:style-name="Internet_20_link" text:visited-style-name="Visited_20_Internet_20_Link">http://localhost:3000</text:a> avec <text:span text:style-name="T8">admin/admin</text:span></text:p>
      <text:p text:style-name="P70">Déclarer la datasource Prometheus </text:p>
      <text:p text:style-name="P70">Importer le tableau de bord : <text:a xlink:type="simple" xlink:href="https://grafana.com/grafana/dashboards/721" text:style-name="Internet_20_link" text:visited-style-name="Visited_20_Internet_20_Link">https://grafana.com/grafana/dashboards/721</text:a></text:p>
      <text:p text:style-name="P70">Les métriques des brokers devraient s’afficher</text:p>
      <text:p text:style-name="P98"><text:span text:style-name="T10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ourier New1" svg:font-family="'Courier New', monospace"/>
    <style:font-face style:name="Lohit Hindi1" svg:font-family="'Lohit Hindi'"/>
    <style:font-face style:name="Monaco" svg:font-family="Monaco, consolas, 'bitstream vera sans mono', 'courier new', Courier, monospace"/>
    <style:font-face style:name="OpenSymbol" svg:font-family="OpenSymbol"/>
    <style:font-face style:name="Segoe UI" svg:font-family="'Segoe UI', system-ui, 'Apple Color Emoji', 'Segoe UI Emoji', sans-serif"/>
    <style:font-face style:name="gudea" svg:font-family="gudea, Tahoma, Arial"/>
    <style:font-face style:name="inconsolata" svg:font-family="inconsolata, sans-serif"/>
    <style:font-face style:name="monospace" svg:font-family="monospace"/>
    <style:font-face style:name="source code pro" svg:font-family="'source code pro', consolas, 'bitstream vera sans mono', 'courier new', Courier, monospace"/>
    <style:font-face style:name="Monospace1" svg:font-family="Monospace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21-03-16T12:56:23.115943116</dc:date>
    <meta:editing-duration>P15DT12H52M28S</meta:editing-duration>
    <meta:editing-cycles>223</meta:editing-cycles>
    <meta:generator>LibreOffice/6.0.7.3$Linux_X86_64 LibreOffice_project/00m0$Build-3</meta:generator>
    <meta:document-statistic meta:table-count="0" meta:image-count="0" meta:object-count="0" meta:page-count="10" meta:paragraph-count="225" meta:word-count="1702" meta:character-count="12278" meta:non-whitespace-character-count="10798"/>
  </office:meta>
</office:document-meta>
</file>